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CSO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1764" calcext:value-type="float">
            <text:p>0,291764</text:p>
          </table:table-cell>
          <table:table-cell office:value-type="float" office:value="446" calcext:value-type="float">
            <text:p>446</text:p>
          </table:table-cell>
          <table:table-cell office:value-type="float" office:value="0.432209" calcext:value-type="float">
            <text:p>0,432209</text:p>
          </table:table-cell>
          <table:table-cell table:style-name="ce1" office:value-type="float" office:value="1148110585" calcext:value-type="float">
            <text:p>1148110585</text:p>
          </table:table-cell>
          <table:table-cell office:value-type="float" office:value="7.62776" calcext:value-type="float">
            <text:p>7,62776</text:p>
          </table:table-cell>
          <table:table-cell office:value-type="float" office:value="1834" calcext:value-type="float">
            <text:p>1834</text:p>
          </table:table-cell>
          <table:table-cell office:value-type="float" office:value="10.0807" calcext:value-type="float">
            <text:p>10,0807</text:p>
          </table:table-cell>
          <table:table-cell table:style-name="ce1" office:value-type="float" office:value="5114588388" calcext:value-type="float">
            <text:p>5114588388</text:p>
          </table:table-cell>
          <table:table-cell office:value-type="float" office:value="0.392874" calcext:value-type="float">
            <text:p>0,392874</text:p>
          </table:table-cell>
          <table:table-cell office:value-type="float" office:value="452" calcext:value-type="float">
            <text:p>452</text:p>
          </table:table-cell>
          <table:table-cell office:value-type="float" office:value="0.554473" calcext:value-type="float">
            <text:p>0,554473</text:p>
          </table:table-cell>
          <table:table-cell table:style-name="ce1" office:value-type="float" office:value="1147788546" calcext:value-type="float">
            <text:p>1147788546</text:p>
          </table:table-cell>
          <table:table-cell office:value-type="float" office:value="2.01158" calcext:value-type="float">
            <text:p>2,01158</text:p>
          </table:table-cell>
          <table:table-cell office:value-type="float" office:value="1118" calcext:value-type="float">
            <text:p>1118</text:p>
          </table:table-cell>
          <table:table-cell office:value-type="float" office:value="4.04596" calcext:value-type="float">
            <text:p>4,04596</text:p>
          </table:table-cell>
          <table:table-cell table:style-name="ce1" office:value-type="float" office:value="1977112100" calcext:value-type="float">
            <text:p>197711210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1764" calcext:value-type="float">
            <text:p>0,291764</text:p>
          </table:table-cell>
          <table:table-cell office:value-type="float" office:value="446" calcext:value-type="float">
            <text:p>446</text:p>
          </table:table-cell>
          <table:table-cell office:value-type="float" office:value="0.432209" calcext:value-type="float">
            <text:p>0,432209</text:p>
          </table:table-cell>
          <table:table-cell table:style-name="ce1" office:value-type="float" office:value="1120734543" calcext:value-type="float">
            <text:p>1120734543</text:p>
          </table:table-cell>
          <table:table-cell office:value-type="float" office:value="7.62776" calcext:value-type="float">
            <text:p>7,62776</text:p>
          </table:table-cell>
          <table:table-cell office:value-type="float" office:value="1834" calcext:value-type="float">
            <text:p>1834</text:p>
          </table:table-cell>
          <table:table-cell office:value-type="float" office:value="10.0807" calcext:value-type="float">
            <text:p>10,0807</text:p>
          </table:table-cell>
          <table:table-cell table:style-name="ce1" office:value-type="float" office:value="5070687470" calcext:value-type="float">
            <text:p>5070687470</text:p>
          </table:table-cell>
          <table:table-cell office:value-type="float" office:value="0.392874" calcext:value-type="float">
            <text:p>0,392874</text:p>
          </table:table-cell>
          <table:table-cell office:value-type="float" office:value="452" calcext:value-type="float">
            <text:p>452</text:p>
          </table:table-cell>
          <table:table-cell office:value-type="float" office:value="0.554473" calcext:value-type="float">
            <text:p>0,554473</text:p>
          </table:table-cell>
          <table:table-cell table:style-name="ce1" office:value-type="float" office:value="1133421027" calcext:value-type="float">
            <text:p>1133421027</text:p>
          </table:table-cell>
          <table:table-cell office:value-type="float" office:value="2.01158" calcext:value-type="float">
            <text:p>2,01158</text:p>
          </table:table-cell>
          <table:table-cell office:value-type="float" office:value="1118" calcext:value-type="float">
            <text:p>1118</text:p>
          </table:table-cell>
          <table:table-cell office:value-type="float" office:value="4.04596" calcext:value-type="float">
            <text:p>4,04596</text:p>
          </table:table-cell>
          <table:table-cell table:style-name="ce1" office:value-type="float" office:value="1966436152" calcext:value-type="float">
            <text:p>196643615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1764" calcext:value-type="float">
            <text:p>0,291764</text:p>
          </table:table-cell>
          <table:table-cell office:value-type="float" office:value="446" calcext:value-type="float">
            <text:p>446</text:p>
          </table:table-cell>
          <table:table-cell office:value-type="float" office:value="0.432209" calcext:value-type="float">
            <text:p>0,432209</text:p>
          </table:table-cell>
          <table:table-cell table:style-name="ce1" office:value-type="float" office:value="1133230991" calcext:value-type="float">
            <text:p>1133230991</text:p>
          </table:table-cell>
          <table:table-cell office:value-type="float" office:value="7.62776" calcext:value-type="float">
            <text:p>7,62776</text:p>
          </table:table-cell>
          <table:table-cell office:value-type="float" office:value="1834" calcext:value-type="float">
            <text:p>1834</text:p>
          </table:table-cell>
          <table:table-cell office:value-type="float" office:value="10.0807" calcext:value-type="float">
            <text:p>10,0807</text:p>
          </table:table-cell>
          <table:table-cell table:style-name="ce1" office:value-type="float" office:value="5377118680" calcext:value-type="float">
            <text:p>5377118680</text:p>
          </table:table-cell>
          <table:table-cell office:value-type="float" office:value="0.392874" calcext:value-type="float">
            <text:p>0,392874</text:p>
          </table:table-cell>
          <table:table-cell office:value-type="float" office:value="452" calcext:value-type="float">
            <text:p>452</text:p>
          </table:table-cell>
          <table:table-cell office:value-type="float" office:value="0.554473" calcext:value-type="float">
            <text:p>0,554473</text:p>
          </table:table-cell>
          <table:table-cell table:style-name="ce1" office:value-type="float" office:value="1127736465" calcext:value-type="float">
            <text:p>1127736465</text:p>
          </table:table-cell>
          <table:table-cell office:value-type="float" office:value="2.01158" calcext:value-type="float">
            <text:p>2,01158</text:p>
          </table:table-cell>
          <table:table-cell office:value-type="float" office:value="1118" calcext:value-type="float">
            <text:p>1118</text:p>
          </table:table-cell>
          <table:table-cell office:value-type="float" office:value="4.04596" calcext:value-type="float">
            <text:p>4,04596</text:p>
          </table:table-cell>
          <table:table-cell table:style-name="ce1" office:value-type="float" office:value="1977322564" calcext:value-type="float">
            <text:p>197732256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1764" calcext:value-type="float">
            <text:p>0,291764</text:p>
          </table:table-cell>
          <table:table-cell office:value-type="float" office:value="446" calcext:value-type="float">
            <text:p>446</text:p>
          </table:table-cell>
          <table:table-cell office:value-type="float" office:value="0.432209" calcext:value-type="float">
            <text:p>0,432209</text:p>
          </table:table-cell>
          <table:table-cell table:style-name="ce1" office:value-type="float" office:value="1142250183" calcext:value-type="float">
            <text:p>1142250183</text:p>
          </table:table-cell>
          <table:table-cell office:value-type="float" office:value="7.62776" calcext:value-type="float">
            <text:p>7,62776</text:p>
          </table:table-cell>
          <table:table-cell office:value-type="float" office:value="1834" calcext:value-type="float">
            <text:p>1834</text:p>
          </table:table-cell>
          <table:table-cell office:value-type="float" office:value="10.0807" calcext:value-type="float">
            <text:p>10,0807</text:p>
          </table:table-cell>
          <table:table-cell table:style-name="ce1" office:value-type="float" office:value="5671693829" calcext:value-type="float">
            <text:p>5671693829</text:p>
          </table:table-cell>
          <table:table-cell office:value-type="float" office:value="0.392874" calcext:value-type="float">
            <text:p>0,392874</text:p>
          </table:table-cell>
          <table:table-cell office:value-type="float" office:value="452" calcext:value-type="float">
            <text:p>452</text:p>
          </table:table-cell>
          <table:table-cell office:value-type="float" office:value="0.554473" calcext:value-type="float">
            <text:p>0,554473</text:p>
          </table:table-cell>
          <table:table-cell table:style-name="ce1" office:value-type="float" office:value="1148710304" calcext:value-type="float">
            <text:p>1148710304</text:p>
          </table:table-cell>
          <table:table-cell office:value-type="float" office:value="2.01158" calcext:value-type="float">
            <text:p>2,01158</text:p>
          </table:table-cell>
          <table:table-cell office:value-type="float" office:value="1118" calcext:value-type="float">
            <text:p>1118</text:p>
          </table:table-cell>
          <table:table-cell office:value-type="float" office:value="4.04596" calcext:value-type="float">
            <text:p>4,04596</text:p>
          </table:table-cell>
          <table:table-cell table:style-name="ce1" office:value-type="float" office:value="1967777540" calcext:value-type="float">
            <text:p>196777754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1764" calcext:value-type="float">
            <text:p>0,291764</text:p>
          </table:table-cell>
          <table:table-cell office:value-type="float" office:value="446" calcext:value-type="float">
            <text:p>446</text:p>
          </table:table-cell>
          <table:table-cell office:value-type="float" office:value="0.432209" calcext:value-type="float">
            <text:p>0,432209</text:p>
          </table:table-cell>
          <table:table-cell table:style-name="ce1" office:value-type="float" office:value="1149054673" calcext:value-type="float">
            <text:p>1149054673</text:p>
          </table:table-cell>
          <table:table-cell office:value-type="float" office:value="7.62776" calcext:value-type="float">
            <text:p>7,62776</text:p>
          </table:table-cell>
          <table:table-cell office:value-type="float" office:value="1834" calcext:value-type="float">
            <text:p>1834</text:p>
          </table:table-cell>
          <table:table-cell office:value-type="float" office:value="10.0807" calcext:value-type="float">
            <text:p>10,0807</text:p>
          </table:table-cell>
          <table:table-cell table:style-name="ce1" office:value-type="float" office:value="5356635623" calcext:value-type="float">
            <text:p>5356635623</text:p>
          </table:table-cell>
          <table:table-cell office:value-type="float" office:value="0.392874" calcext:value-type="float">
            <text:p>0,392874</text:p>
          </table:table-cell>
          <table:table-cell office:value-type="float" office:value="452" calcext:value-type="float">
            <text:p>452</text:p>
          </table:table-cell>
          <table:table-cell office:value-type="float" office:value="0.554473" calcext:value-type="float">
            <text:p>0,554473</text:p>
          </table:table-cell>
          <table:table-cell table:style-name="ce1" office:value-type="float" office:value="1155254712" calcext:value-type="float">
            <text:p>1155254712</text:p>
          </table:table-cell>
          <table:table-cell office:value-type="float" office:value="2.01158" calcext:value-type="float">
            <text:p>2,01158</text:p>
          </table:table-cell>
          <table:table-cell office:value-type="float" office:value="1118" calcext:value-type="float">
            <text:p>1118</text:p>
          </table:table-cell>
          <table:table-cell office:value-type="float" office:value="4.04596" calcext:value-type="float">
            <text:p>4,04596</text:p>
          </table:table-cell>
          <table:table-cell table:style-name="ce1" office:value-type="float" office:value="1971867829" calcext:value-type="float">
            <text:p>197186782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291764" calcext:value-type="float">
            <text:p>0,291764</text:p>
          </table:table-cell>
          <table:table-cell table:formula="of:=([.C3]+[.C4]+[.C5]+[.C6]+[.C7])/5" office:value-type="float" office:value="446" calcext:value-type="float">
            <text:p>446</text:p>
          </table:table-cell>
          <table:table-cell table:formula="of:=([.D3]+[.D4]+[.D5]+[.D6]+[.D7])/5" office:value-type="float" office:value="0.432209" calcext:value-type="float">
            <text:p>0,432209</text:p>
          </table:table-cell>
          <table:table-cell table:style-name="ce1" table:formula="of:=([.E3]+[.E4]+[.E5]+[.E6]+[.E7])/5" office:value-type="float" office:value="1138676195" calcext:value-type="float">
            <text:p>1138676195</text:p>
          </table:table-cell>
          <table:table-cell table:formula="of:=([.F3]+[.F4]+[.F5]+[.F6]+[.F7])/5" office:value-type="float" office:value="7.62776" calcext:value-type="float">
            <text:p>7,62776</text:p>
          </table:table-cell>
          <table:table-cell table:formula="of:=([.G3]+[.G4]+[.G5]+[.G6]+[.G7])/5" office:value-type="float" office:value="1834" calcext:value-type="float">
            <text:p>1834</text:p>
          </table:table-cell>
          <table:table-cell table:formula="of:=([.H3]+[.H4]+[.H5]+[.H6]+[.H7])/5" office:value-type="float" office:value="10.0807" calcext:value-type="float">
            <text:p>10,0807</text:p>
          </table:table-cell>
          <table:table-cell table:style-name="ce1" table:formula="of:=([.I3]+[.I4]+[.I5]+[.I6]+[.I7])/5" office:value-type="float" office:value="5318144798" calcext:value-type="float">
            <text:p>5318144798</text:p>
          </table:table-cell>
          <table:table-cell table:formula="of:=([.J3]+[.J4]+[.J5]+[.J6]+[.J7])/5" office:value-type="float" office:value="0.392874" calcext:value-type="float">
            <text:p>0,392874</text:p>
          </table:table-cell>
          <table:table-cell table:formula="of:=([.K3]+[.K4]+[.K5]+[.K6]+[.K7])/5" office:value-type="float" office:value="452" calcext:value-type="float">
            <text:p>452</text:p>
          </table:table-cell>
          <table:table-cell table:formula="of:=([.L3]+[.L4]+[.L5]+[.L6]+[.L7])/5" office:value-type="float" office:value="0.554473" calcext:value-type="float">
            <text:p>0,554473</text:p>
          </table:table-cell>
          <table:table-cell table:style-name="ce1" table:formula="of:=([.M3]+[.M4]+[.M5]+[.M6]+[.M7])/5" office:value-type="float" office:value="1142582210.8" calcext:value-type="float">
            <text:p>1142582210,8</text:p>
          </table:table-cell>
          <table:table-cell table:formula="of:=([.N3]+[.N4]+[.N5]+[.N6]+[.N7])/5" office:value-type="float" office:value="2.01158" calcext:value-type="float">
            <text:p>2,01158</text:p>
          </table:table-cell>
          <table:table-cell table:formula="of:=([.O3]+[.O4]+[.O5]+[.O6]+[.O7])/5" office:value-type="float" office:value="1118" calcext:value-type="float">
            <text:p>1118</text:p>
          </table:table-cell>
          <table:table-cell table:formula="of:=([.P3]+[.P4]+[.P5]+[.P6]+[.P7])/5" office:value-type="float" office:value="4.04596" calcext:value-type="float">
            <text:p>4,04596</text:p>
          </table:table-cell>
          <table:table-cell table:style-name="ce1" table:formula="of:=([.Q3]+[.Q4]+[.Q5]+[.Q6]+[.Q7])/5" office:value-type="float" office:value="1972103237" calcext:value-type="float">
            <text:p>1972103237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5091" calcext:value-type="float">
            <text:p>0,295091</text:p>
          </table:table-cell>
          <table:table-cell office:value-type="float" office:value="443" calcext:value-type="float">
            <text:p>443</text:p>
          </table:table-cell>
          <table:table-cell office:value-type="float" office:value="0.43459" calcext:value-type="float">
            <text:p>0,43459</text:p>
          </table:table-cell>
          <table:table-cell table:style-name="ce1" office:value-type="float" office:value="1175087784" calcext:value-type="float">
            <text:p>1175087784</text:p>
          </table:table-cell>
          <table:table-cell office:value-type="float" office:value="7.51808" calcext:value-type="float">
            <text:p>7,51808</text:p>
          </table:table-cell>
          <table:table-cell office:value-type="float" office:value="1809" calcext:value-type="float">
            <text:p>1809</text:p>
          </table:table-cell>
          <table:table-cell office:value-type="float" office:value="9.93759" calcext:value-type="float">
            <text:p>9,93759</text:p>
          </table:table-cell>
          <table:table-cell table:style-name="ce1" office:value-type="float" office:value="6225931544" calcext:value-type="float">
            <text:p>6225931544</text:p>
          </table:table-cell>
          <table:table-cell office:value-type="float" office:value="0.397966" calcext:value-type="float">
            <text:p>0,397966</text:p>
          </table:table-cell>
          <table:table-cell office:value-type="float" office:value="451" calcext:value-type="float">
            <text:p>451</text:p>
          </table:table-cell>
          <table:table-cell office:value-type="float" office:value="0.559208" calcext:value-type="float">
            <text:p>0,559208</text:p>
          </table:table-cell>
          <table:table-cell table:style-name="ce1" office:value-type="float" office:value="1201332884" calcext:value-type="float">
            <text:p>1201332884</text:p>
          </table:table-cell>
          <table:table-cell office:value-type="float" office:value="2.01318" calcext:value-type="float">
            <text:p>2,01318</text:p>
          </table:table-cell>
          <table:table-cell office:value-type="float" office:value="1107" calcext:value-type="float">
            <text:p>1107</text:p>
          </table:table-cell>
          <table:table-cell office:value-type="float" office:value="4.02755" calcext:value-type="float">
            <text:p>4,02755</text:p>
          </table:table-cell>
          <table:table-cell table:style-name="ce1" office:value-type="float" office:value="2037714363" calcext:value-type="float">
            <text:p>2037714363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5091" calcext:value-type="float">
            <text:p>0,295091</text:p>
          </table:table-cell>
          <table:table-cell office:value-type="float" office:value="443" calcext:value-type="float">
            <text:p>443</text:p>
          </table:table-cell>
          <table:table-cell office:value-type="float" office:value="0.43459" calcext:value-type="float">
            <text:p>0,43459</text:p>
          </table:table-cell>
          <table:table-cell table:style-name="ce1" office:value-type="float" office:value="1163999909" calcext:value-type="float">
            <text:p>1163999909</text:p>
          </table:table-cell>
          <table:table-cell office:value-type="float" office:value="7.51808" calcext:value-type="float">
            <text:p>7,51808</text:p>
          </table:table-cell>
          <table:table-cell office:value-type="float" office:value="1809" calcext:value-type="float">
            <text:p>1809</text:p>
          </table:table-cell>
          <table:table-cell office:value-type="float" office:value="9.93759" calcext:value-type="float">
            <text:p>9,93759</text:p>
          </table:table-cell>
          <table:table-cell table:style-name="ce1" office:value-type="float" office:value="5601967386" calcext:value-type="float">
            <text:p>5601967386</text:p>
          </table:table-cell>
          <table:table-cell office:value-type="float" office:value="0.397966" calcext:value-type="float">
            <text:p>0,397966</text:p>
          </table:table-cell>
          <table:table-cell office:value-type="float" office:value="451" calcext:value-type="float">
            <text:p>451</text:p>
          </table:table-cell>
          <table:table-cell office:value-type="float" office:value="0.559208" calcext:value-type="float">
            <text:p>0,559208</text:p>
          </table:table-cell>
          <table:table-cell table:style-name="ce1" office:value-type="float" office:value="1216065644" calcext:value-type="float">
            <text:p>1216065644</text:p>
          </table:table-cell>
          <table:table-cell office:value-type="float" office:value="2.01318" calcext:value-type="float">
            <text:p>2,01318</text:p>
          </table:table-cell>
          <table:table-cell office:value-type="float" office:value="1107" calcext:value-type="float">
            <text:p>1107</text:p>
          </table:table-cell>
          <table:table-cell office:value-type="float" office:value="4.02755" calcext:value-type="float">
            <text:p>4,02755</text:p>
          </table:table-cell>
          <table:table-cell table:style-name="ce1" office:value-type="float" office:value="1997712822" calcext:value-type="float">
            <text:p>199771282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5091" calcext:value-type="float">
            <text:p>0,295091</text:p>
          </table:table-cell>
          <table:table-cell office:value-type="float" office:value="443" calcext:value-type="float">
            <text:p>443</text:p>
          </table:table-cell>
          <table:table-cell office:value-type="float" office:value="0.43459" calcext:value-type="float">
            <text:p>0,43459</text:p>
          </table:table-cell>
          <table:table-cell table:style-name="ce1" office:value-type="float" office:value="1150335481" calcext:value-type="float">
            <text:p>1150335481</text:p>
          </table:table-cell>
          <table:table-cell office:value-type="float" office:value="7.51808" calcext:value-type="float">
            <text:p>7,51808</text:p>
          </table:table-cell>
          <table:table-cell office:value-type="float" office:value="1809" calcext:value-type="float">
            <text:p>1809</text:p>
          </table:table-cell>
          <table:table-cell office:value-type="float" office:value="9.93759" calcext:value-type="float">
            <text:p>9,93759</text:p>
          </table:table-cell>
          <table:table-cell table:style-name="ce1" office:value-type="float" office:value="5452390635" calcext:value-type="float">
            <text:p>5452390635</text:p>
          </table:table-cell>
          <table:table-cell office:value-type="float" office:value="0.397966" calcext:value-type="float">
            <text:p>0,397966</text:p>
          </table:table-cell>
          <table:table-cell office:value-type="float" office:value="451" calcext:value-type="float">
            <text:p>451</text:p>
          </table:table-cell>
          <table:table-cell office:value-type="float" office:value="0.559208" calcext:value-type="float">
            <text:p>0,559208</text:p>
          </table:table-cell>
          <table:table-cell table:style-name="ce1" office:value-type="float" office:value="1203335739" calcext:value-type="float">
            <text:p>1203335739</text:p>
          </table:table-cell>
          <table:table-cell office:value-type="float" office:value="2.01318" calcext:value-type="float">
            <text:p>2,01318</text:p>
          </table:table-cell>
          <table:table-cell office:value-type="float" office:value="1107" calcext:value-type="float">
            <text:p>1107</text:p>
          </table:table-cell>
          <table:table-cell office:value-type="float" office:value="4.02755" calcext:value-type="float">
            <text:p>4,02755</text:p>
          </table:table-cell>
          <table:table-cell table:style-name="ce1" office:value-type="float" office:value="1947269691" calcext:value-type="float">
            <text:p>194726969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5091" calcext:value-type="float">
            <text:p>0,295091</text:p>
          </table:table-cell>
          <table:table-cell office:value-type="float" office:value="443" calcext:value-type="float">
            <text:p>443</text:p>
          </table:table-cell>
          <table:table-cell office:value-type="float" office:value="0.43459" calcext:value-type="float">
            <text:p>0,43459</text:p>
          </table:table-cell>
          <table:table-cell table:style-name="ce1" office:value-type="float" office:value="1165371782" calcext:value-type="float">
            <text:p>1165371782</text:p>
          </table:table-cell>
          <table:table-cell office:value-type="float" office:value="7.51808" calcext:value-type="float">
            <text:p>7,51808</text:p>
          </table:table-cell>
          <table:table-cell office:value-type="float" office:value="1809" calcext:value-type="float">
            <text:p>1809</text:p>
          </table:table-cell>
          <table:table-cell office:value-type="float" office:value="9.93759" calcext:value-type="float">
            <text:p>9,93759</text:p>
          </table:table-cell>
          <table:table-cell table:style-name="ce1" office:value-type="float" office:value="5479639437" calcext:value-type="float">
            <text:p>5479639437</text:p>
          </table:table-cell>
          <table:table-cell office:value-type="float" office:value="0.397966" calcext:value-type="float">
            <text:p>0,397966</text:p>
          </table:table-cell>
          <table:table-cell office:value-type="float" office:value="451" calcext:value-type="float">
            <text:p>451</text:p>
          </table:table-cell>
          <table:table-cell office:value-type="float" office:value="0.559208" calcext:value-type="float">
            <text:p>0,559208</text:p>
          </table:table-cell>
          <table:table-cell table:style-name="ce1" office:value-type="float" office:value="1211641162" calcext:value-type="float">
            <text:p>1211641162</text:p>
          </table:table-cell>
          <table:table-cell office:value-type="float" office:value="2.01318" calcext:value-type="float">
            <text:p>2,01318</text:p>
          </table:table-cell>
          <table:table-cell office:value-type="float" office:value="1107" calcext:value-type="float">
            <text:p>1107</text:p>
          </table:table-cell>
          <table:table-cell office:value-type="float" office:value="4.02755" calcext:value-type="float">
            <text:p>4,02755</text:p>
          </table:table-cell>
          <table:table-cell table:style-name="ce1" office:value-type="float" office:value="1961160105" calcext:value-type="float">
            <text:p>196116010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5091" calcext:value-type="float">
            <text:p>0,295091</text:p>
          </table:table-cell>
          <table:table-cell office:value-type="float" office:value="443" calcext:value-type="float">
            <text:p>443</text:p>
          </table:table-cell>
          <table:table-cell office:value-type="float" office:value="0.43459" calcext:value-type="float">
            <text:p>0,43459</text:p>
          </table:table-cell>
          <table:table-cell table:style-name="ce1" office:value-type="float" office:value="1169621571" calcext:value-type="float">
            <text:p>1169621571</text:p>
          </table:table-cell>
          <table:table-cell office:value-type="float" office:value="7.51808" calcext:value-type="float">
            <text:p>7,51808</text:p>
          </table:table-cell>
          <table:table-cell office:value-type="float" office:value="1809" calcext:value-type="float">
            <text:p>1809</text:p>
          </table:table-cell>
          <table:table-cell office:value-type="float" office:value="9.93759" calcext:value-type="float">
            <text:p>9,93759</text:p>
          </table:table-cell>
          <table:table-cell table:style-name="ce1" office:value-type="float" office:value="5512659125" calcext:value-type="float">
            <text:p>5512659125</text:p>
          </table:table-cell>
          <table:table-cell office:value-type="float" office:value="0.397966" calcext:value-type="float">
            <text:p>0,397966</text:p>
          </table:table-cell>
          <table:table-cell office:value-type="float" office:value="451" calcext:value-type="float">
            <text:p>451</text:p>
          </table:table-cell>
          <table:table-cell office:value-type="float" office:value="0.559208" calcext:value-type="float">
            <text:p>0,559208</text:p>
          </table:table-cell>
          <table:table-cell table:style-name="ce1" office:value-type="float" office:value="1239752090" calcext:value-type="float">
            <text:p>1239752090</text:p>
          </table:table-cell>
          <table:table-cell office:value-type="float" office:value="2.01318" calcext:value-type="float">
            <text:p>2,01318</text:p>
          </table:table-cell>
          <table:table-cell office:value-type="float" office:value="1107" calcext:value-type="float">
            <text:p>1107</text:p>
          </table:table-cell>
          <table:table-cell office:value-type="float" office:value="4.02755" calcext:value-type="float">
            <text:p>4,02755</text:p>
          </table:table-cell>
          <table:table-cell table:style-name="ce1" office:value-type="float" office:value="2003871071" calcext:value-type="float">
            <text:p>2003871071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295091" calcext:value-type="float">
            <text:p>0,295091</text:p>
          </table:table-cell>
          <table:table-cell table:formula="of:=([.C10]+[.C11]+[.C12]+[.C13]+[.C14])/5" office:value-type="float" office:value="443" calcext:value-type="float">
            <text:p>443</text:p>
          </table:table-cell>
          <table:table-cell table:formula="of:=([.D10]+[.D11]+[.D12]+[.D13]+[.D14])/5" office:value-type="float" office:value="0.43459" calcext:value-type="float">
            <text:p>0,43459</text:p>
          </table:table-cell>
          <table:table-cell table:style-name="ce1" table:formula="of:=([.E10]+[.E11]+[.E12]+[.E13]+[.E14])/5" office:value-type="float" office:value="1164883305.4" calcext:value-type="float">
            <text:p>1164883305,4</text:p>
          </table:table-cell>
          <table:table-cell table:formula="of:=([.F10]+[.F11]+[.F12]+[.F13]+[.F14])/5" office:value-type="float" office:value="7.51808" calcext:value-type="float">
            <text:p>7,51808</text:p>
          </table:table-cell>
          <table:table-cell table:formula="of:=([.G10]+[.G11]+[.G12]+[.G13]+[.G14])/5" office:value-type="float" office:value="1809" calcext:value-type="float">
            <text:p>1809</text:p>
          </table:table-cell>
          <table:table-cell table:formula="of:=([.H10]+[.H11]+[.H12]+[.H13]+[.H14])/5" office:value-type="float" office:value="9.93759" calcext:value-type="float">
            <text:p>9,93759</text:p>
          </table:table-cell>
          <table:table-cell table:style-name="ce1" table:formula="of:=([.I10]+[.I11]+[.I12]+[.I13]+[.I14])/5" office:value-type="float" office:value="5654517625.4" calcext:value-type="float">
            <text:p>5654517625,4</text:p>
          </table:table-cell>
          <table:table-cell table:formula="of:=([.J11]+[.J12]+[.J13]+[.J14]+[.J14])/5" office:value-type="float" office:value="0.397966" calcext:value-type="float">
            <text:p>0,397966</text:p>
          </table:table-cell>
          <table:table-cell table:formula="of:=([.K11]+[.K12]+[.K13]+[.K14]+[.K14])/5" office:value-type="float" office:value="451" calcext:value-type="float">
            <text:p>451</text:p>
          </table:table-cell>
          <table:table-cell table:formula="of:=([.L11]+[.L12]+[.L13]+[.L14]+[.L14])/5" office:value-type="float" office:value="0.559208" calcext:value-type="float">
            <text:p>0,559208</text:p>
          </table:table-cell>
          <table:table-cell table:style-name="ce1" table:formula="of:=([.M11]+[.M12]+[.M13]+[.M14]+[.M14])/5" office:value-type="float" office:value="1222109345" calcext:value-type="float">
            <text:p>1222109345</text:p>
          </table:table-cell>
          <table:table-cell table:formula="of:=([.N10]+[.N11]+[.N12]+[.N13]+[.N14])/5" office:value-type="float" office:value="2.01318" calcext:value-type="float">
            <text:p>2,01318</text:p>
          </table:table-cell>
          <table:table-cell table:formula="of:=([.O10]+[.O11]+[.O12]+[.O13]+[.O14])/5" office:value-type="float" office:value="1107" calcext:value-type="float">
            <text:p>1107</text:p>
          </table:table-cell>
          <table:table-cell table:formula="of:=([.P10]+[.P11]+[.P12]+[.P13]+[.P14])/5" office:value-type="float" office:value="4.02755" calcext:value-type="float">
            <text:p>4,02755</text:p>
          </table:table-cell>
          <table:table-cell table:style-name="ce1" table:formula="of:=([.Q10]+[.Q11]+[.Q12]+[.Q13]+[.Q14])/5" office:value-type="float" office:value="1989545610.4" calcext:value-type="float">
            <text:p>1989545610,4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85165" calcext:value-type="float">
            <text:p>0,285165</text:p>
          </table:table-cell>
          <table:table-cell office:value-type="float" office:value="471" calcext:value-type="float">
            <text:p>471</text:p>
          </table:table-cell>
          <table:table-cell office:value-type="float" office:value="0.433482" calcext:value-type="float">
            <text:p>0,433482</text:p>
          </table:table-cell>
          <table:table-cell table:style-name="ce1" office:value-type="float" office:value="1170693006" calcext:value-type="float">
            <text:p>1170693006</text:p>
          </table:table-cell>
          <table:table-cell office:value-type="float" office:value="7.50932" calcext:value-type="float">
            <text:p>7,50932</text:p>
          </table:table-cell>
          <table:table-cell office:value-type="float" office:value="1813" calcext:value-type="float">
            <text:p>1813</text:p>
          </table:table-cell>
          <table:table-cell office:value-type="float" office:value="9.93418" calcext:value-type="float">
            <text:p>9,93418</text:p>
          </table:table-cell>
          <table:table-cell table:style-name="ce1" office:value-type="float" office:value="5425090796" calcext:value-type="float">
            <text:p>5425090796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445" calcext:value-type="float">
            <text:p>445</text:p>
          </table:table-cell>
          <table:table-cell office:value-type="float" office:value="0.563344" calcext:value-type="float">
            <text:p>0,563344</text:p>
          </table:table-cell>
          <table:table-cell table:style-name="ce1" office:value-type="float" office:value="1256866053" calcext:value-type="float">
            <text:p>1256866053</text:p>
          </table:table-cell>
          <table:table-cell office:value-type="float" office:value="1.98111" calcext:value-type="float">
            <text:p>1,98111</text:p>
          </table:table-cell>
          <table:table-cell office:value-type="float" office:value="1101" calcext:value-type="float">
            <text:p>1101</text:p>
          </table:table-cell>
          <table:table-cell office:value-type="float" office:value="3.98455" calcext:value-type="float">
            <text:p>3,98455</text:p>
          </table:table-cell>
          <table:table-cell table:style-name="ce1" office:value-type="float" office:value="1990665190" calcext:value-type="float">
            <text:p>199066519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85165" calcext:value-type="float">
            <text:p>0,285165</text:p>
          </table:table-cell>
          <table:table-cell office:value-type="float" office:value="471" calcext:value-type="float">
            <text:p>471</text:p>
          </table:table-cell>
          <table:table-cell office:value-type="float" office:value="0.433482" calcext:value-type="float">
            <text:p>0,433482</text:p>
          </table:table-cell>
          <table:table-cell table:style-name="ce1" office:value-type="float" office:value="1161975172" calcext:value-type="float">
            <text:p>1161975172</text:p>
          </table:table-cell>
          <table:table-cell office:value-type="float" office:value="7.50932" calcext:value-type="float">
            <text:p>7,50932</text:p>
          </table:table-cell>
          <table:table-cell office:value-type="float" office:value="1813" calcext:value-type="float">
            <text:p>1813</text:p>
          </table:table-cell>
          <table:table-cell office:value-type="float" office:value="9.93418" calcext:value-type="float">
            <text:p>9,93418</text:p>
          </table:table-cell>
          <table:table-cell table:style-name="ce1" office:value-type="float" office:value="6708229803" calcext:value-type="float">
            <text:p>6708229803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445" calcext:value-type="float">
            <text:p>445</text:p>
          </table:table-cell>
          <table:table-cell office:value-type="float" office:value="0.563344" calcext:value-type="float">
            <text:p>0,563344</text:p>
          </table:table-cell>
          <table:table-cell table:style-name="ce1" office:value-type="float" office:value="1229309718" calcext:value-type="float">
            <text:p>1229309718</text:p>
          </table:table-cell>
          <table:table-cell office:value-type="float" office:value="1.98111" calcext:value-type="float">
            <text:p>1,98111</text:p>
          </table:table-cell>
          <table:table-cell office:value-type="float" office:value="1101" calcext:value-type="float">
            <text:p>1101</text:p>
          </table:table-cell>
          <table:table-cell office:value-type="float" office:value="3.98455" calcext:value-type="float">
            <text:p>3,98455</text:p>
          </table:table-cell>
          <table:table-cell table:style-name="ce1" office:value-type="float" office:value="2033392163" calcext:value-type="float">
            <text:p>203339216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85165" calcext:value-type="float">
            <text:p>0,285165</text:p>
          </table:table-cell>
          <table:table-cell office:value-type="float" office:value="471" calcext:value-type="float">
            <text:p>471</text:p>
          </table:table-cell>
          <table:table-cell office:value-type="float" office:value="0.433482" calcext:value-type="float">
            <text:p>0,433482</text:p>
          </table:table-cell>
          <table:table-cell table:style-name="ce1" office:value-type="float" office:value="1179091719" calcext:value-type="float">
            <text:p>1179091719</text:p>
          </table:table-cell>
          <table:table-cell office:value-type="float" office:value="7.50932" calcext:value-type="float">
            <text:p>7,50932</text:p>
          </table:table-cell>
          <table:table-cell office:value-type="float" office:value="1813" calcext:value-type="float">
            <text:p>1813</text:p>
          </table:table-cell>
          <table:table-cell office:value-type="float" office:value="9.93418" calcext:value-type="float">
            <text:p>9,93418</text:p>
          </table:table-cell>
          <table:table-cell table:style-name="ce1" office:value-type="float" office:value="7227203153" calcext:value-type="float">
            <text:p>7227203153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445" calcext:value-type="float">
            <text:p>445</text:p>
          </table:table-cell>
          <table:table-cell office:value-type="float" office:value="0.563344" calcext:value-type="float">
            <text:p>0,563344</text:p>
          </table:table-cell>
          <table:table-cell table:style-name="ce1" office:value-type="float" office:value="1178321431" calcext:value-type="float">
            <text:p>1178321431</text:p>
          </table:table-cell>
          <table:table-cell office:value-type="float" office:value="1.98111" calcext:value-type="float">
            <text:p>1,98111</text:p>
          </table:table-cell>
          <table:table-cell office:value-type="float" office:value="1101" calcext:value-type="float">
            <text:p>1101</text:p>
          </table:table-cell>
          <table:table-cell office:value-type="float" office:value="3.98455" calcext:value-type="float">
            <text:p>3,98455</text:p>
          </table:table-cell>
          <table:table-cell table:style-name="ce1" office:value-type="float" office:value="2011149683" calcext:value-type="float">
            <text:p>201114968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85165" calcext:value-type="float">
            <text:p>0,285165</text:p>
          </table:table-cell>
          <table:table-cell office:value-type="float" office:value="471" calcext:value-type="float">
            <text:p>471</text:p>
          </table:table-cell>
          <table:table-cell office:value-type="float" office:value="0.433482" calcext:value-type="float">
            <text:p>0,433482</text:p>
          </table:table-cell>
          <table:table-cell table:style-name="ce1" office:value-type="float" office:value="1212687820" calcext:value-type="float">
            <text:p>1212687820</text:p>
          </table:table-cell>
          <table:table-cell office:value-type="float" office:value="7.50932" calcext:value-type="float">
            <text:p>7,50932</text:p>
          </table:table-cell>
          <table:table-cell office:value-type="float" office:value="1813" calcext:value-type="float">
            <text:p>1813</text:p>
          </table:table-cell>
          <table:table-cell office:value-type="float" office:value="9.93418" calcext:value-type="float">
            <text:p>9,93418</text:p>
          </table:table-cell>
          <table:table-cell table:style-name="ce1" office:value-type="float" office:value="5348621424" calcext:value-type="float">
            <text:p>5348621424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445" calcext:value-type="float">
            <text:p>445</text:p>
          </table:table-cell>
          <table:table-cell office:value-type="float" office:value="0.563344" calcext:value-type="float">
            <text:p>0,563344</text:p>
          </table:table-cell>
          <table:table-cell table:style-name="ce1" office:value-type="float" office:value="1164840788" calcext:value-type="float">
            <text:p>1164840788</text:p>
          </table:table-cell>
          <table:table-cell office:value-type="float" office:value="1.98111" calcext:value-type="float">
            <text:p>1,98111</text:p>
          </table:table-cell>
          <table:table-cell office:value-type="float" office:value="1101" calcext:value-type="float">
            <text:p>1101</text:p>
          </table:table-cell>
          <table:table-cell office:value-type="float" office:value="3.98455" calcext:value-type="float">
            <text:p>3,98455</text:p>
          </table:table-cell>
          <table:table-cell table:style-name="ce1" office:value-type="float" office:value="2000779393" calcext:value-type="float">
            <text:p>200077939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85165" calcext:value-type="float">
            <text:p>0,285165</text:p>
          </table:table-cell>
          <table:table-cell office:value-type="float" office:value="471" calcext:value-type="float">
            <text:p>471</text:p>
          </table:table-cell>
          <table:table-cell office:value-type="float" office:value="0.433482" calcext:value-type="float">
            <text:p>0,433482</text:p>
          </table:table-cell>
          <table:table-cell table:style-name="ce1" office:value-type="float" office:value="1226763884" calcext:value-type="float">
            <text:p>1226763884</text:p>
          </table:table-cell>
          <table:table-cell office:value-type="float" office:value="7.50932" calcext:value-type="float">
            <text:p>7,50932</text:p>
          </table:table-cell>
          <table:table-cell office:value-type="float" office:value="1813" calcext:value-type="float">
            <text:p>1813</text:p>
          </table:table-cell>
          <table:table-cell office:value-type="float" office:value="9.93418" calcext:value-type="float">
            <text:p>9,93418</text:p>
          </table:table-cell>
          <table:table-cell table:style-name="ce1" office:value-type="float" office:value="6779018148" calcext:value-type="float">
            <text:p>6779018148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445" calcext:value-type="float">
            <text:p>445</text:p>
          </table:table-cell>
          <table:table-cell office:value-type="float" office:value="0.563344" calcext:value-type="float">
            <text:p>0,563344</text:p>
          </table:table-cell>
          <table:table-cell table:style-name="ce1" office:value-type="float" office:value="1164256685" calcext:value-type="float">
            <text:p>1164256685</text:p>
          </table:table-cell>
          <table:table-cell office:value-type="float" office:value="1.98111" calcext:value-type="float">
            <text:p>1,98111</text:p>
          </table:table-cell>
          <table:table-cell office:value-type="float" office:value="1101" calcext:value-type="float">
            <text:p>1101</text:p>
          </table:table-cell>
          <table:table-cell office:value-type="float" office:value="3.98455" calcext:value-type="float">
            <text:p>3,98455</text:p>
          </table:table-cell>
          <table:table-cell table:style-name="ce1" office:value-type="float" office:value="2054381509" calcext:value-type="float">
            <text:p>205438150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285165" calcext:value-type="float">
            <text:p>0,285165</text:p>
          </table:table-cell>
          <table:table-cell table:formula="of:=([.C17]+[.C18]+[.C19]+[.C20]+[.C21])/5" office:value-type="float" office:value="471" calcext:value-type="float">
            <text:p>471</text:p>
          </table:table-cell>
          <table:table-cell table:formula="of:=([.D17]+[.D18]+[.D19]+[.D20]+[.D21])/5" office:value-type="float" office:value="0.433482" calcext:value-type="float">
            <text:p>0,433482</text:p>
          </table:table-cell>
          <table:table-cell table:style-name="ce1" table:formula="of:=([.E17]+[.E18]+[.E19]+[.E20]+[.E21])/5" office:value-type="float" office:value="1190242320.2" calcext:value-type="float">
            <text:p>1190242320,2</text:p>
          </table:table-cell>
          <table:table-cell table:formula="of:=([.F17]+[.F18]+[.F19]+[.F20]+[.F21])/5" office:value-type="float" office:value="7.50932" calcext:value-type="float">
            <text:p>7,50932</text:p>
          </table:table-cell>
          <table:table-cell table:formula="of:=([.G17]+[.G18]+[.G19]+[.G20]+[.G21])/5" office:value-type="float" office:value="1813" calcext:value-type="float">
            <text:p>1813</text:p>
          </table:table-cell>
          <table:table-cell table:formula="of:=([.H17]+[.H18]+[.H19]+[.H20]+[.H21])/5" office:value-type="float" office:value="9.93418" calcext:value-type="float">
            <text:p>9,93418</text:p>
          </table:table-cell>
          <table:table-cell table:style-name="ce1" table:formula="of:=([.I17]+[.I18]+[.I19]+[.I20]+[.I21])/5" office:value-type="float" office:value="6297632664.8" calcext:value-type="float">
            <text:p>6297632664,8</text:p>
          </table:table-cell>
          <table:table-cell table:formula="of:=([.J17]+[.J18]+[.J19]+[.J20]+[.J21])/5" office:value-type="float" office:value="0.404248" calcext:value-type="float">
            <text:p>0,404248</text:p>
          </table:table-cell>
          <table:table-cell table:formula="of:=([.K17]+[.K18]+[.K19]+[.K20]+[.K21])/5" office:value-type="float" office:value="445" calcext:value-type="float">
            <text:p>445</text:p>
          </table:table-cell>
          <table:table-cell table:formula="of:=([.L17]+[.L18]+[.L19]+[.L20]+[.L21])/5" office:value-type="float" office:value="0.563344" calcext:value-type="float">
            <text:p>0,563344</text:p>
          </table:table-cell>
          <table:table-cell table:style-name="ce1" table:formula="of:=([.M17]+[.M18]+[.M19]+[.M20]+[.M21])/5" office:value-type="float" office:value="1198718935" calcext:value-type="float">
            <text:p>1198718935</text:p>
          </table:table-cell>
          <table:table-cell table:formula="of:=([.N17]+[.N18]+[.N19]+[.N20]+[.N21])/5" office:value-type="float" office:value="1.98111" calcext:value-type="float">
            <text:p>1,98111</text:p>
          </table:table-cell>
          <table:table-cell table:formula="of:=([.O17]+[.O18]+[.O19]+[.O20]+[.O21])/5" office:value-type="float" office:value="1101" calcext:value-type="float">
            <text:p>1101</text:p>
          </table:table-cell>
          <table:table-cell table:formula="of:=([.P17]+[.P18]+[.P19]+[.P20]+[.P21])/5" office:value-type="float" office:value="3.98455" calcext:value-type="float">
            <text:p>3,98455</text:p>
          </table:table-cell>
          <table:table-cell table:style-name="ce1" table:formula="of:=([.Q17]+[.Q18]+[.Q19]+[.Q20]+[.Q21])/5" office:value-type="float" office:value="2018073587.6" calcext:value-type="float">
            <text:p>2018073587,6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78828" calcext:value-type="float">
            <text:p>0,278828</text:p>
          </table:table-cell>
          <table:table-cell office:value-type="float" office:value="467" calcext:value-type="float">
            <text:p>467</text:p>
          </table:table-cell>
          <table:table-cell office:value-type="float" office:value="0.425885" calcext:value-type="float">
            <text:p>0,425885</text:p>
          </table:table-cell>
          <table:table-cell table:style-name="ce1" office:value-type="float" office:value="1193171061" calcext:value-type="float">
            <text:p>1193171061</text:p>
          </table:table-cell>
          <table:table-cell office:value-type="float" office:value="7.44061" calcext:value-type="float">
            <text:p>7,44061</text:p>
          </table:table-cell>
          <table:table-cell office:value-type="float" office:value="1840" calcext:value-type="float">
            <text:p>1840</text:p>
          </table:table-cell>
          <table:table-cell office:value-type="float" office:value="9.90159" calcext:value-type="float">
            <text:p>9,90159</text:p>
          </table:table-cell>
          <table:table-cell table:style-name="ce1" office:value-type="float" office:value="7183076150" calcext:value-type="float">
            <text:p>7183076150</text:p>
          </table:table-cell>
          <table:table-cell office:value-type="float" office:value="0.390722" calcext:value-type="float">
            <text:p>0,390722</text:p>
          </table:table-cell>
          <table:table-cell office:value-type="float" office:value="450" calcext:value-type="float">
            <text:p>450</text:p>
          </table:table-cell>
          <table:table-cell office:value-type="float" office:value="0.551606" calcext:value-type="float">
            <text:p>0,551606</text:p>
          </table:table-cell>
          <table:table-cell table:style-name="ce1" office:value-type="float" office:value="1171137820" calcext:value-type="float">
            <text:p>1171137820</text:p>
          </table:table-cell>
          <table:table-cell office:value-type="float" office:value="1.90774" calcext:value-type="float">
            <text:p>1,90774</text:p>
          </table:table-cell>
          <table:table-cell office:value-type="float" office:value="1146" calcext:value-type="float">
            <text:p>1146</text:p>
          </table:table-cell>
          <table:table-cell office:value-type="float" office:value="3.99307" calcext:value-type="float">
            <text:p>3,99307</text:p>
          </table:table-cell>
          <table:table-cell table:style-name="ce1" office:value-type="float" office:value="2039796170" calcext:value-type="float">
            <text:p>203979617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78828" calcext:value-type="float">
            <text:p>0,278828</text:p>
          </table:table-cell>
          <table:table-cell office:value-type="float" office:value="467" calcext:value-type="float">
            <text:p>467</text:p>
          </table:table-cell>
          <table:table-cell office:value-type="float" office:value="0.425885" calcext:value-type="float">
            <text:p>0,425885</text:p>
          </table:table-cell>
          <table:table-cell table:style-name="ce1" office:value-type="float" office:value="1191969815" calcext:value-type="float">
            <text:p>1191969815</text:p>
          </table:table-cell>
          <table:table-cell office:value-type="float" office:value="7.44061" calcext:value-type="float">
            <text:p>7,44061</text:p>
          </table:table-cell>
          <table:table-cell office:value-type="float" office:value="1840" calcext:value-type="float">
            <text:p>1840</text:p>
          </table:table-cell>
          <table:table-cell office:value-type="float" office:value="9.90159" calcext:value-type="float">
            <text:p>9,90159</text:p>
          </table:table-cell>
          <table:table-cell table:style-name="ce1" office:value-type="float" office:value="6799031346" calcext:value-type="float">
            <text:p>6799031346</text:p>
          </table:table-cell>
          <table:table-cell office:value-type="float" office:value="0.390722" calcext:value-type="float">
            <text:p>0,390722</text:p>
          </table:table-cell>
          <table:table-cell office:value-type="float" office:value="450" calcext:value-type="float">
            <text:p>450</text:p>
          </table:table-cell>
          <table:table-cell office:value-type="float" office:value="0.551606" calcext:value-type="float">
            <text:p>0,551606</text:p>
          </table:table-cell>
          <table:table-cell table:style-name="ce1" office:value-type="float" office:value="1166391281" calcext:value-type="float">
            <text:p>1166391281</text:p>
          </table:table-cell>
          <table:table-cell office:value-type="float" office:value="1.90774" calcext:value-type="float">
            <text:p>1,90774</text:p>
          </table:table-cell>
          <table:table-cell office:value-type="float" office:value="1146" calcext:value-type="float">
            <text:p>1146</text:p>
          </table:table-cell>
          <table:table-cell office:value-type="float" office:value="3.99307" calcext:value-type="float">
            <text:p>3,99307</text:p>
          </table:table-cell>
          <table:table-cell table:style-name="ce1" office:value-type="float" office:value="2083253314" calcext:value-type="float">
            <text:p>2083253314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78828" calcext:value-type="float">
            <text:p>0,278828</text:p>
          </table:table-cell>
          <table:table-cell office:value-type="float" office:value="467" calcext:value-type="float">
            <text:p>467</text:p>
          </table:table-cell>
          <table:table-cell office:value-type="float" office:value="0.425885" calcext:value-type="float">
            <text:p>0,425885</text:p>
          </table:table-cell>
          <table:table-cell table:style-name="ce1" office:value-type="float" office:value="1210666498" calcext:value-type="float">
            <text:p>1210666498</text:p>
          </table:table-cell>
          <table:table-cell office:value-type="float" office:value="7.44061" calcext:value-type="float">
            <text:p>7,44061</text:p>
          </table:table-cell>
          <table:table-cell office:value-type="float" office:value="1840" calcext:value-type="float">
            <text:p>1840</text:p>
          </table:table-cell>
          <table:table-cell office:value-type="float" office:value="9.90159" calcext:value-type="float">
            <text:p>9,90159</text:p>
          </table:table-cell>
          <table:table-cell table:style-name="ce1" office:value-type="float" office:value="5240193222" calcext:value-type="float">
            <text:p>5240193222</text:p>
          </table:table-cell>
          <table:table-cell office:value-type="float" office:value="0.390722" calcext:value-type="float">
            <text:p>0,390722</text:p>
          </table:table-cell>
          <table:table-cell office:value-type="float" office:value="450" calcext:value-type="float">
            <text:p>450</text:p>
          </table:table-cell>
          <table:table-cell office:value-type="float" office:value="0.551606" calcext:value-type="float">
            <text:p>0,551606</text:p>
          </table:table-cell>
          <table:table-cell table:style-name="ce1" office:value-type="float" office:value="1162447575" calcext:value-type="float">
            <text:p>1162447575</text:p>
          </table:table-cell>
          <table:table-cell office:value-type="float" office:value="1.90774" calcext:value-type="float">
            <text:p>1,90774</text:p>
          </table:table-cell>
          <table:table-cell office:value-type="float" office:value="1146" calcext:value-type="float">
            <text:p>1146</text:p>
          </table:table-cell>
          <table:table-cell office:value-type="float" office:value="3.99307" calcext:value-type="float">
            <text:p>3,99307</text:p>
          </table:table-cell>
          <table:table-cell table:style-name="ce1" office:value-type="float" office:value="2081735944" calcext:value-type="float">
            <text:p>208173594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78828" calcext:value-type="float">
            <text:p>0,278828</text:p>
          </table:table-cell>
          <table:table-cell office:value-type="float" office:value="467" calcext:value-type="float">
            <text:p>467</text:p>
          </table:table-cell>
          <table:table-cell office:value-type="float" office:value="0.425885" calcext:value-type="float">
            <text:p>0,425885</text:p>
          </table:table-cell>
          <table:table-cell table:style-name="ce1" office:value-type="float" office:value="1206760028" calcext:value-type="float">
            <text:p>1206760028</text:p>
          </table:table-cell>
          <table:table-cell office:value-type="float" office:value="7.44061" calcext:value-type="float">
            <text:p>7,44061</text:p>
          </table:table-cell>
          <table:table-cell office:value-type="float" office:value="1840" calcext:value-type="float">
            <text:p>1840</text:p>
          </table:table-cell>
          <table:table-cell office:value-type="float" office:value="9.90159" calcext:value-type="float">
            <text:p>9,90159</text:p>
          </table:table-cell>
          <table:table-cell table:style-name="ce1" office:value-type="float" office:value="6866509592" calcext:value-type="float">
            <text:p>6866509592</text:p>
          </table:table-cell>
          <table:table-cell office:value-type="float" office:value="0.390722" calcext:value-type="float">
            <text:p>0,390722</text:p>
          </table:table-cell>
          <table:table-cell office:value-type="float" office:value="450" calcext:value-type="float">
            <text:p>450</text:p>
          </table:table-cell>
          <table:table-cell office:value-type="float" office:value="0.551606" calcext:value-type="float">
            <text:p>0,551606</text:p>
          </table:table-cell>
          <table:table-cell table:style-name="ce1" office:value-type="float" office:value="1159981755" calcext:value-type="float">
            <text:p>1159981755</text:p>
          </table:table-cell>
          <table:table-cell office:value-type="float" office:value="1.90774" calcext:value-type="float">
            <text:p>1,90774</text:p>
          </table:table-cell>
          <table:table-cell office:value-type="float" office:value="1146" calcext:value-type="float">
            <text:p>1146</text:p>
          </table:table-cell>
          <table:table-cell office:value-type="float" office:value="3.99307" calcext:value-type="float">
            <text:p>3,99307</text:p>
          </table:table-cell>
          <table:table-cell table:style-name="ce1" office:value-type="float" office:value="2078613936" calcext:value-type="float">
            <text:p>207861393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78828" calcext:value-type="float">
            <text:p>0,278828</text:p>
          </table:table-cell>
          <table:table-cell office:value-type="float" office:value="467" calcext:value-type="float">
            <text:p>467</text:p>
          </table:table-cell>
          <table:table-cell office:value-type="float" office:value="0.425885" calcext:value-type="float">
            <text:p>0,425885</text:p>
          </table:table-cell>
          <table:table-cell table:style-name="ce1" office:value-type="float" office:value="1184139532" calcext:value-type="float">
            <text:p>1184139532</text:p>
          </table:table-cell>
          <table:table-cell office:value-type="float" office:value="7.44061" calcext:value-type="float">
            <text:p>7,44061</text:p>
          </table:table-cell>
          <table:table-cell office:value-type="float" office:value="1840" calcext:value-type="float">
            <text:p>1840</text:p>
          </table:table-cell>
          <table:table-cell office:value-type="float" office:value="9.90159" calcext:value-type="float">
            <text:p>9,90159</text:p>
          </table:table-cell>
          <table:table-cell table:style-name="ce1" office:value-type="float" office:value="6623059133" calcext:value-type="float">
            <text:p>6623059133</text:p>
          </table:table-cell>
          <table:table-cell office:value-type="float" office:value="0.390722" calcext:value-type="float">
            <text:p>0,390722</text:p>
          </table:table-cell>
          <table:table-cell office:value-type="float" office:value="450" calcext:value-type="float">
            <text:p>450</text:p>
          </table:table-cell>
          <table:table-cell office:value-type="float" office:value="0.551606" calcext:value-type="float">
            <text:p>0,551606</text:p>
          </table:table-cell>
          <table:table-cell table:style-name="ce1" office:value-type="float" office:value="1164800735" calcext:value-type="float">
            <text:p>1164800735</text:p>
          </table:table-cell>
          <table:table-cell office:value-type="float" office:value="1.90774" calcext:value-type="float">
            <text:p>1,90774</text:p>
          </table:table-cell>
          <table:table-cell office:value-type="float" office:value="1146" calcext:value-type="float">
            <text:p>1146</text:p>
          </table:table-cell>
          <table:table-cell office:value-type="float" office:value="3.99307" calcext:value-type="float">
            <text:p>3,99307</text:p>
          </table:table-cell>
          <table:table-cell table:style-name="ce1" office:value-type="float" office:value="2090418388" calcext:value-type="float">
            <text:p>209041838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278828" calcext:value-type="float">
            <text:p>0,278828</text:p>
          </table:table-cell>
          <table:table-cell table:formula="of:=([.C24]+[.C25]+[.C26]+[.C27]+[.C28])/5" office:value-type="float" office:value="467" calcext:value-type="float">
            <text:p>467</text:p>
          </table:table-cell>
          <table:table-cell table:formula="of:=([.D24]+[.D25]+[.D26]+[.D27]+[.D28])/5" office:value-type="float" office:value="0.425885" calcext:value-type="float">
            <text:p>0,425885</text:p>
          </table:table-cell>
          <table:table-cell table:style-name="ce1" table:formula="of:=([.E24]+[.E25]+[.E26]+[.E27]+[.E28])/5" office:value-type="float" office:value="1197341386.8" calcext:value-type="float">
            <text:p>1197341386,8</text:p>
          </table:table-cell>
          <table:table-cell table:formula="of:=([.F24]+[.F25]+[.F26]+[.F27]+[.F28])/5" office:value-type="float" office:value="7.44061" calcext:value-type="float">
            <text:p>7,44061</text:p>
          </table:table-cell>
          <table:table-cell table:formula="of:=([.G24]+[.G25]+[.G26]+[.G27]+[.G28])/5" office:value-type="float" office:value="1840" calcext:value-type="float">
            <text:p>1840</text:p>
          </table:table-cell>
          <table:table-cell table:formula="of:=([.H24]+[.H25]+[.H26]+[.H27]+[.H28])/5" office:value-type="float" office:value="9.90159" calcext:value-type="float">
            <text:p>9,90159</text:p>
          </table:table-cell>
          <table:table-cell table:style-name="ce1" table:formula="of:=([.I24]+[.I25]+[.I26]+[.I27]+[.I28])/5" office:value-type="float" office:value="6542373888.6" calcext:value-type="float">
            <text:p>6542373888,6</text:p>
          </table:table-cell>
          <table:table-cell table:formula="of:=([.J24]+[.J25]+[.J26]+[.J27]+[.J28])/5" office:value-type="float" office:value="0.390722" calcext:value-type="float">
            <text:p>0,390722</text:p>
          </table:table-cell>
          <table:table-cell table:formula="of:=([.K24]+[.K25]+[.K26]+[.K27]+[.K28])/5" office:value-type="float" office:value="450" calcext:value-type="float">
            <text:p>450</text:p>
          </table:table-cell>
          <table:table-cell table:formula="of:=([.L24]+[.L25]+[.L26]+[.L27]+[.L28])/5" office:value-type="float" office:value="0.551606" calcext:value-type="float">
            <text:p>0,551606</text:p>
          </table:table-cell>
          <table:table-cell table:style-name="ce1" table:formula="of:=([.M24]+[.M25]+[.M26]+[.M27]+[.M28])/5" office:value-type="float" office:value="1164951833.2" calcext:value-type="float">
            <text:p>1164951833,2</text:p>
          </table:table-cell>
          <table:table-cell table:formula="of:=([.N24]+[.N25]+[.N26]+[.N27]+[.N28])/5" office:value-type="float" office:value="1.90774" calcext:value-type="float">
            <text:p>1,90774</text:p>
          </table:table-cell>
          <table:table-cell table:formula="of:=([.O24]+[.O25]+[.O26]+[.O27]+[.O28])/5" office:value-type="float" office:value="1146" calcext:value-type="float">
            <text:p>1146</text:p>
          </table:table-cell>
          <table:table-cell table:formula="of:=([.P24]+[.P25]+[.P26]+[.P27]+[.P28])/5" office:value-type="float" office:value="3.99307" calcext:value-type="float">
            <text:p>3,99307</text:p>
          </table:table-cell>
          <table:table-cell table:style-name="ce1" table:formula="of:=([.Q24]+[.Q25]+[.Q26]+[.Q27]+[.Q28])/5" office:value-type="float" office:value="2074763550.4" calcext:value-type="float">
            <text:p>2074763550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6983" calcext:value-type="float">
            <text:p>0,296983</text:p>
          </table:table-cell>
          <table:table-cell office:value-type="float" office:value="460" calcext:value-type="float">
            <text:p>460</text:p>
          </table:table-cell>
          <table:table-cell office:value-type="float" office:value="0.441836" calcext:value-type="float">
            <text:p>0,441836</text:p>
          </table:table-cell>
          <table:table-cell table:style-name="ce1" office:value-type="float" office:value="1171879596" calcext:value-type="float">
            <text:p>1171879596</text:p>
          </table:table-cell>
          <table:table-cell office:value-type="float" office:value="7.49872" calcext:value-type="float">
            <text:p>7,49872</text:p>
          </table:table-cell>
          <table:table-cell office:value-type="float" office:value="1822" calcext:value-type="float">
            <text:p>1822</text:p>
          </table:table-cell>
          <table:table-cell office:value-type="float" office:value="9.93562" calcext:value-type="float">
            <text:p>9,93562</text:p>
          </table:table-cell>
          <table:table-cell table:style-name="ce1" office:value-type="float" office:value="5354740342" calcext:value-type="float">
            <text:p>5354740342</text:p>
          </table:table-cell>
          <table:table-cell office:value-type="float" office:value="0.403216" calcext:value-type="float">
            <text:p>0,403216</text:p>
          </table:table-cell>
          <table:table-cell office:value-type="float" office:value="446" calcext:value-type="float">
            <text:p>446</text:p>
          </table:table-cell>
          <table:table-cell office:value-type="float" office:value="0.56267" calcext:value-type="float">
            <text:p>0,56267</text:p>
          </table:table-cell>
          <table:table-cell table:style-name="ce1" office:value-type="float" office:value="1167479619" calcext:value-type="float">
            <text:p>1167479619</text:p>
          </table:table-cell>
          <table:table-cell office:value-type="float" office:value="2.00068" calcext:value-type="float">
            <text:p>2,00068</text:p>
          </table:table-cell>
          <table:table-cell office:value-type="float" office:value="1109" calcext:value-type="float">
            <text:p>1109</text:p>
          </table:table-cell>
          <table:table-cell office:value-type="float" office:value="4.01868" calcext:value-type="float">
            <text:p>4,01868</text:p>
          </table:table-cell>
          <table:table-cell table:style-name="ce1" office:value-type="float" office:value="2043993616" calcext:value-type="float">
            <text:p>204399361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6983" calcext:value-type="float">
            <text:p>0,296983</text:p>
          </table:table-cell>
          <table:table-cell office:value-type="float" office:value="460" calcext:value-type="float">
            <text:p>460</text:p>
          </table:table-cell>
          <table:table-cell office:value-type="float" office:value="0.441836" calcext:value-type="float">
            <text:p>0,441836</text:p>
          </table:table-cell>
          <table:table-cell table:style-name="ce1" office:value-type="float" office:value="1162095892" calcext:value-type="float">
            <text:p>1162095892</text:p>
          </table:table-cell>
          <table:table-cell office:value-type="float" office:value="7.49872" calcext:value-type="float">
            <text:p>7,49872</text:p>
          </table:table-cell>
          <table:table-cell office:value-type="float" office:value="1822" calcext:value-type="float">
            <text:p>1822</text:p>
          </table:table-cell>
          <table:table-cell office:value-type="float" office:value="9.93562" calcext:value-type="float">
            <text:p>9,93562</text:p>
          </table:table-cell>
          <table:table-cell table:style-name="ce1" office:value-type="float" office:value="5239871625" calcext:value-type="float">
            <text:p>5239871625</text:p>
          </table:table-cell>
          <table:table-cell office:value-type="float" office:value="0.403216" calcext:value-type="float">
            <text:p>0,403216</text:p>
          </table:table-cell>
          <table:table-cell office:value-type="float" office:value="446" calcext:value-type="float">
            <text:p>446</text:p>
          </table:table-cell>
          <table:table-cell office:value-type="float" office:value="0.56267" calcext:value-type="float">
            <text:p>0,56267</text:p>
          </table:table-cell>
          <table:table-cell table:style-name="ce1" office:value-type="float" office:value="1181230954" calcext:value-type="float">
            <text:p>1181230954</text:p>
          </table:table-cell>
          <table:table-cell office:value-type="float" office:value="2.00068" calcext:value-type="float">
            <text:p>2,00068</text:p>
          </table:table-cell>
          <table:table-cell office:value-type="float" office:value="1109" calcext:value-type="float">
            <text:p>1109</text:p>
          </table:table-cell>
          <table:table-cell office:value-type="float" office:value="4.01868" calcext:value-type="float">
            <text:p>4,01868</text:p>
          </table:table-cell>
          <table:table-cell table:style-name="ce1" office:value-type="float" office:value="2048366322" calcext:value-type="float">
            <text:p>204836632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6983" calcext:value-type="float">
            <text:p>0,296983</text:p>
          </table:table-cell>
          <table:table-cell office:value-type="float" office:value="460" calcext:value-type="float">
            <text:p>460</text:p>
          </table:table-cell>
          <table:table-cell office:value-type="float" office:value="0.441836" calcext:value-type="float">
            <text:p>0,441836</text:p>
          </table:table-cell>
          <table:table-cell table:style-name="ce1" office:value-type="float" office:value="1157402478" calcext:value-type="float">
            <text:p>1157402478</text:p>
          </table:table-cell>
          <table:table-cell office:value-type="float" office:value="7.49872" calcext:value-type="float">
            <text:p>7,49872</text:p>
          </table:table-cell>
          <table:table-cell office:value-type="float" office:value="1822" calcext:value-type="float">
            <text:p>1822</text:p>
          </table:table-cell>
          <table:table-cell office:value-type="float" office:value="9.93562" calcext:value-type="float">
            <text:p>9,93562</text:p>
          </table:table-cell>
          <table:table-cell table:style-name="ce1" office:value-type="float" office:value="5691611603" calcext:value-type="float">
            <text:p>5691611603</text:p>
          </table:table-cell>
          <table:table-cell office:value-type="float" office:value="0.403216" calcext:value-type="float">
            <text:p>0,403216</text:p>
          </table:table-cell>
          <table:table-cell office:value-type="float" office:value="446" calcext:value-type="float">
            <text:p>446</text:p>
          </table:table-cell>
          <table:table-cell office:value-type="float" office:value="0.56267" calcext:value-type="float">
            <text:p>0,56267</text:p>
          </table:table-cell>
          <table:table-cell table:style-name="ce1" office:value-type="float" office:value="1217131243" calcext:value-type="float">
            <text:p>1217131243</text:p>
          </table:table-cell>
          <table:table-cell office:value-type="float" office:value="2.00068" calcext:value-type="float">
            <text:p>2,00068</text:p>
          </table:table-cell>
          <table:table-cell office:value-type="float" office:value="1109" calcext:value-type="float">
            <text:p>1109</text:p>
          </table:table-cell>
          <table:table-cell office:value-type="float" office:value="4.01868" calcext:value-type="float">
            <text:p>4,01868</text:p>
          </table:table-cell>
          <table:table-cell table:style-name="ce1" office:value-type="float" office:value="2134104441" calcext:value-type="float">
            <text:p>213410444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6983" calcext:value-type="float">
            <text:p>0,296983</text:p>
          </table:table-cell>
          <table:table-cell office:value-type="float" office:value="460" calcext:value-type="float">
            <text:p>460</text:p>
          </table:table-cell>
          <table:table-cell office:value-type="float" office:value="0.441836" calcext:value-type="float">
            <text:p>0,441836</text:p>
          </table:table-cell>
          <table:table-cell table:style-name="ce1" office:value-type="float" office:value="1156107870" calcext:value-type="float">
            <text:p>1156107870</text:p>
          </table:table-cell>
          <table:table-cell office:value-type="float" office:value="7.49872" calcext:value-type="float">
            <text:p>7,49872</text:p>
          </table:table-cell>
          <table:table-cell office:value-type="float" office:value="1822" calcext:value-type="float">
            <text:p>1822</text:p>
          </table:table-cell>
          <table:table-cell office:value-type="float" office:value="9.93562" calcext:value-type="float">
            <text:p>9,93562</text:p>
          </table:table-cell>
          <table:table-cell table:style-name="ce1" office:value-type="float" office:value="5378883240" calcext:value-type="float">
            <text:p>5378883240</text:p>
          </table:table-cell>
          <table:table-cell office:value-type="float" office:value="0.403216" calcext:value-type="float">
            <text:p>0,403216</text:p>
          </table:table-cell>
          <table:table-cell office:value-type="float" office:value="446" calcext:value-type="float">
            <text:p>446</text:p>
          </table:table-cell>
          <table:table-cell office:value-type="float" office:value="0.56267" calcext:value-type="float">
            <text:p>0,56267</text:p>
          </table:table-cell>
          <table:table-cell table:style-name="ce1" office:value-type="float" office:value="1228063076" calcext:value-type="float">
            <text:p>1228063076</text:p>
          </table:table-cell>
          <table:table-cell office:value-type="float" office:value="2.00068" calcext:value-type="float">
            <text:p>2,00068</text:p>
          </table:table-cell>
          <table:table-cell office:value-type="float" office:value="1109" calcext:value-type="float">
            <text:p>1109</text:p>
          </table:table-cell>
          <table:table-cell office:value-type="float" office:value="4.01868" calcext:value-type="float">
            <text:p>4,01868</text:p>
          </table:table-cell>
          <table:table-cell table:style-name="ce1" office:value-type="float" office:value="2145154533" calcext:value-type="float">
            <text:p>214515453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6983" calcext:value-type="float">
            <text:p>0,296983</text:p>
          </table:table-cell>
          <table:table-cell office:value-type="float" office:value="460" calcext:value-type="float">
            <text:p>460</text:p>
          </table:table-cell>
          <table:table-cell office:value-type="float" office:value="0.441836" calcext:value-type="float">
            <text:p>0,441836</text:p>
          </table:table-cell>
          <table:table-cell table:style-name="ce1" office:value-type="float" office:value="1166793271" calcext:value-type="float">
            <text:p>1166793271</text:p>
          </table:table-cell>
          <table:table-cell office:value-type="float" office:value="7.49872" calcext:value-type="float">
            <text:p>7,49872</text:p>
          </table:table-cell>
          <table:table-cell office:value-type="float" office:value="1822" calcext:value-type="float">
            <text:p>1822</text:p>
          </table:table-cell>
          <table:table-cell office:value-type="float" office:value="9.93562" calcext:value-type="float">
            <text:p>9,93562</text:p>
          </table:table-cell>
          <table:table-cell table:style-name="ce1" office:value-type="float" office:value="6469356822" calcext:value-type="float">
            <text:p>6469356822</text:p>
          </table:table-cell>
          <table:table-cell office:value-type="float" office:value="0.403216" calcext:value-type="float">
            <text:p>0,403216</text:p>
          </table:table-cell>
          <table:table-cell office:value-type="float" office:value="446" calcext:value-type="float">
            <text:p>446</text:p>
          </table:table-cell>
          <table:table-cell office:value-type="float" office:value="0.56267" calcext:value-type="float">
            <text:p>0,56267</text:p>
          </table:table-cell>
          <table:table-cell table:style-name="ce1" office:value-type="float" office:value="1241100949" calcext:value-type="float">
            <text:p>1241100949</text:p>
          </table:table-cell>
          <table:table-cell office:value-type="float" office:value="2.00068" calcext:value-type="float">
            <text:p>2,00068</text:p>
          </table:table-cell>
          <table:table-cell office:value-type="float" office:value="1109" calcext:value-type="float">
            <text:p>1109</text:p>
          </table:table-cell>
          <table:table-cell office:value-type="float" office:value="4.01868" calcext:value-type="float">
            <text:p>4,01868</text:p>
          </table:table-cell>
          <table:table-cell table:style-name="ce1" office:value-type="float" office:value="2176021031" calcext:value-type="float">
            <text:p>2176021031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6983" calcext:value-type="float">
            <text:p>0,296983</text:p>
          </table:table-cell>
          <table:table-cell table:style-name="ce9" table:formula="of:=([.C31]+[.C32]+[.C33]+[.C34]+[.C35])/5" office:value-type="float" office:value="460" calcext:value-type="float">
            <text:p>460</text:p>
          </table:table-cell>
          <table:table-cell table:style-name="ce9" table:formula="of:=([.D31]+[.D32]+[.D33]+[.D34]+[.D35])/5" office:value-type="float" office:value="0.441836" calcext:value-type="float">
            <text:p>0,441836</text:p>
          </table:table-cell>
          <table:table-cell table:style-name="ce2" table:formula="of:=([.E31]+[.E32]+[.E33]+[.E34]+[.E35])/5" office:value-type="float" office:value="1162855821.4" calcext:value-type="float">
            <text:p>1162855821,4</text:p>
          </table:table-cell>
          <table:table-cell table:style-name="ce9" table:formula="of:=([.F31]+[.F32]+[.F33]+[.F34]+[.F35])/5" office:value-type="float" office:value="7.49872" calcext:value-type="float">
            <text:p>7,49872</text:p>
          </table:table-cell>
          <table:table-cell table:style-name="ce9" table:formula="of:=([.G31]+[.G32]+[.G33]+[.G34]+[.G35])/5" office:value-type="float" office:value="1822" calcext:value-type="float">
            <text:p>1822</text:p>
          </table:table-cell>
          <table:table-cell table:style-name="ce9" table:formula="of:=([.H31]+[.H32]+[.H33]+[.H34]+[.H35])/5" office:value-type="float" office:value="9.93562" calcext:value-type="float">
            <text:p>9,93562</text:p>
          </table:table-cell>
          <table:table-cell table:style-name="ce2" table:formula="of:=([.I31]+[.I32]+[.I33]+[.I34]+[.I35])/5" office:value-type="float" office:value="5626892726.4" calcext:value-type="float">
            <text:p>5626892726,4</text:p>
          </table:table-cell>
          <table:table-cell table:style-name="ce9" table:formula="of:=([.J31]+[.J32]+[.J33]+[.J34]+[.J35])/5" office:value-type="float" office:value="0.403216" calcext:value-type="float">
            <text:p>0,403216</text:p>
          </table:table-cell>
          <table:table-cell table:style-name="ce9" table:formula="of:=([.K31]+[.K32]+[.K33]+[.K34]+[.K35])/5" office:value-type="float" office:value="446" calcext:value-type="float">
            <text:p>446</text:p>
          </table:table-cell>
          <table:table-cell table:style-name="ce9" table:formula="of:=([.L31]+[.L32]+[.L33]+[.L34]+[.L35])/5" office:value-type="float" office:value="0.56267" calcext:value-type="float">
            <text:p>0,56267</text:p>
          </table:table-cell>
          <table:table-cell table:style-name="ce2" table:formula="of:=([.M31]+[.M32]+[.M33]+[.M34]+[.M35])/5" office:value-type="float" office:value="1207001168.2" calcext:value-type="float">
            <text:p>1207001168,2</text:p>
          </table:table-cell>
          <table:table-cell table:style-name="ce9" table:formula="of:=([.N31]+[.N32]+[.N33]+[.N34]+[.N35])/5" office:value-type="float" office:value="2.00068" calcext:value-type="float">
            <text:p>2,00068</text:p>
          </table:table-cell>
          <table:table-cell table:style-name="ce9" table:formula="of:=([.O31]+[.O32]+[.O33]+[.O34]+[.O35])/5" office:value-type="float" office:value="1109" calcext:value-type="float">
            <text:p>1109</text:p>
          </table:table-cell>
          <table:table-cell table:style-name="ce9" table:formula="of:=([.P31]+[.P32]+[.P33]+[.P34]+[.P35])/5" office:value-type="float" office:value="4.01868" calcext:value-type="float">
            <text:p>4,01868</text:p>
          </table:table-cell>
          <table:table-cell table:style-name="ce2" table:formula="of:=([.Q31]+[.Q32]+[.Q33]+[.Q34]+[.Q35])/5" office:value-type="float" office:value="2109527988.6" calcext:value-type="float">
            <text:p>2109527988,6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917" calcext:value-type="float">
            <text:p>0,303917</text:p>
          </table:table-cell>
          <table:table-cell office:value-type="float" office:value="962" calcext:value-type="float">
            <text:p>962</text:p>
          </table:table-cell>
          <table:table-cell office:value-type="float" office:value="0.606848" calcext:value-type="float">
            <text:p>0,606848</text:p>
          </table:table-cell>
          <table:table-cell table:style-name="ce1" office:value-type="float" office:value="1239506463" calcext:value-type="float">
            <text:p>1239506463</text:p>
          </table:table-cell>
          <table:table-cell office:value-type="float" office:value="7.49903" calcext:value-type="float">
            <text:p>7,49903</text:p>
          </table:table-cell>
          <table:table-cell office:value-type="float" office:value="3615" calcext:value-type="float">
            <text:p>3615</text:p>
          </table:table-cell>
          <table:table-cell office:value-type="float" office:value="12.334" calcext:value-type="float">
            <text:p>12,334</text:p>
          </table:table-cell>
          <table:table-cell table:style-name="ce1" office:value-type="float" office:value="6110437710" calcext:value-type="float">
            <text:p>6110437710</text:p>
          </table:table-cell>
          <table:table-cell office:value-type="float" office:value="0.40242" calcext:value-type="float">
            <text:p>0,40242</text:p>
          </table:table-cell>
          <table:table-cell office:value-type="float" office:value="935" calcext:value-type="float">
            <text:p>935</text:p>
          </table:table-cell>
          <table:table-cell office:value-type="float" office:value="0.736702" calcext:value-type="float">
            <text:p>0,736702</text:p>
          </table:table-cell>
          <table:table-cell table:style-name="ce1" office:value-type="float" office:value="1247606984" calcext:value-type="float">
            <text:p>1247606984</text:p>
          </table:table-cell>
          <table:table-cell office:value-type="float" office:value="2.02619" calcext:value-type="float">
            <text:p>2,02619</text:p>
          </table:table-cell>
          <table:table-cell office:value-type="float" office:value="2231" calcext:value-type="float">
            <text:p>2231</text:p>
          </table:table-cell>
          <table:table-cell office:value-type="float" office:value="6.08585" calcext:value-type="float">
            <text:p>6,08585</text:p>
          </table:table-cell>
          <table:table-cell table:style-name="ce1" office:value-type="float" office:value="2120329016" calcext:value-type="float">
            <text:p>212032901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917" calcext:value-type="float">
            <text:p>0,303917</text:p>
          </table:table-cell>
          <table:table-cell office:value-type="float" office:value="962" calcext:value-type="float">
            <text:p>962</text:p>
          </table:table-cell>
          <table:table-cell office:value-type="float" office:value="0.606848" calcext:value-type="float">
            <text:p>0,606848</text:p>
          </table:table-cell>
          <table:table-cell table:style-name="ce1" office:value-type="float" office:value="1224029943" calcext:value-type="float">
            <text:p>1224029943</text:p>
          </table:table-cell>
          <table:table-cell office:value-type="float" office:value="7.49903" calcext:value-type="float">
            <text:p>7,49903</text:p>
          </table:table-cell>
          <table:table-cell office:value-type="float" office:value="3615" calcext:value-type="float">
            <text:p>3615</text:p>
          </table:table-cell>
          <table:table-cell office:value-type="float" office:value="12.334" calcext:value-type="float">
            <text:p>12,334</text:p>
          </table:table-cell>
          <table:table-cell table:style-name="ce1" office:value-type="float" office:value="5723345381" calcext:value-type="float">
            <text:p>5723345381</text:p>
          </table:table-cell>
          <table:table-cell office:value-type="float" office:value="0.40242" calcext:value-type="float">
            <text:p>0,40242</text:p>
          </table:table-cell>
          <table:table-cell office:value-type="float" office:value="935" calcext:value-type="float">
            <text:p>935</text:p>
          </table:table-cell>
          <table:table-cell office:value-type="float" office:value="0.736702" calcext:value-type="float">
            <text:p>0,736702</text:p>
          </table:table-cell>
          <table:table-cell table:style-name="ce1" office:value-type="float" office:value="1240899507" calcext:value-type="float">
            <text:p>1240899507</text:p>
          </table:table-cell>
          <table:table-cell office:value-type="float" office:value="2.02619" calcext:value-type="float">
            <text:p>2,02619</text:p>
          </table:table-cell>
          <table:table-cell office:value-type="float" office:value="2231" calcext:value-type="float">
            <text:p>2231</text:p>
          </table:table-cell>
          <table:table-cell office:value-type="float" office:value="6.08585" calcext:value-type="float">
            <text:p>6,08585</text:p>
          </table:table-cell>
          <table:table-cell table:style-name="ce1" office:value-type="float" office:value="2116634794" calcext:value-type="float">
            <text:p>211663479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917" calcext:value-type="float">
            <text:p>0,303917</text:p>
          </table:table-cell>
          <table:table-cell office:value-type="float" office:value="962" calcext:value-type="float">
            <text:p>962</text:p>
          </table:table-cell>
          <table:table-cell office:value-type="float" office:value="0.606848" calcext:value-type="float">
            <text:p>0,606848</text:p>
          </table:table-cell>
          <table:table-cell table:style-name="ce1" office:value-type="float" office:value="1241443253" calcext:value-type="float">
            <text:p>1241443253</text:p>
          </table:table-cell>
          <table:table-cell office:value-type="float" office:value="7.49903" calcext:value-type="float">
            <text:p>7,49903</text:p>
          </table:table-cell>
          <table:table-cell office:value-type="float" office:value="3615" calcext:value-type="float">
            <text:p>3615</text:p>
          </table:table-cell>
          <table:table-cell office:value-type="float" office:value="12.334" calcext:value-type="float">
            <text:p>12,334</text:p>
          </table:table-cell>
          <table:table-cell table:style-name="ce1" office:value-type="float" office:value="5650949539" calcext:value-type="float">
            <text:p>5650949539</text:p>
          </table:table-cell>
          <table:table-cell office:value-type="float" office:value="0.40242" calcext:value-type="float">
            <text:p>0,40242</text:p>
          </table:table-cell>
          <table:table-cell office:value-type="float" office:value="935" calcext:value-type="float">
            <text:p>935</text:p>
          </table:table-cell>
          <table:table-cell office:value-type="float" office:value="0.736702" calcext:value-type="float">
            <text:p>0,736702</text:p>
          </table:table-cell>
          <table:table-cell table:style-name="ce1" office:value-type="float" office:value="1251514474" calcext:value-type="float">
            <text:p>1251514474</text:p>
          </table:table-cell>
          <table:table-cell office:value-type="float" office:value="2.02619" calcext:value-type="float">
            <text:p>2,02619</text:p>
          </table:table-cell>
          <table:table-cell office:value-type="float" office:value="2231" calcext:value-type="float">
            <text:p>2231</text:p>
          </table:table-cell>
          <table:table-cell office:value-type="float" office:value="6.08585" calcext:value-type="float">
            <text:p>6,08585</text:p>
          </table:table-cell>
          <table:table-cell table:style-name="ce1" office:value-type="float" office:value="2155964169" calcext:value-type="float">
            <text:p>215596416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917" calcext:value-type="float">
            <text:p>0,303917</text:p>
          </table:table-cell>
          <table:table-cell office:value-type="float" office:value="962" calcext:value-type="float">
            <text:p>962</text:p>
          </table:table-cell>
          <table:table-cell office:value-type="float" office:value="0.606848" calcext:value-type="float">
            <text:p>0,606848</text:p>
          </table:table-cell>
          <table:table-cell table:style-name="ce1" office:value-type="float" office:value="1242201496" calcext:value-type="float">
            <text:p>1242201496</text:p>
          </table:table-cell>
          <table:table-cell office:value-type="float" office:value="7.49903" calcext:value-type="float">
            <text:p>7,49903</text:p>
          </table:table-cell>
          <table:table-cell office:value-type="float" office:value="3615" calcext:value-type="float">
            <text:p>3615</text:p>
          </table:table-cell>
          <table:table-cell office:value-type="float" office:value="12.334" calcext:value-type="float">
            <text:p>12,334</text:p>
          </table:table-cell>
          <table:table-cell table:style-name="ce1" office:value-type="float" office:value="6121189513" calcext:value-type="float">
            <text:p>6121189513</text:p>
          </table:table-cell>
          <table:table-cell office:value-type="float" office:value="0.40242" calcext:value-type="float">
            <text:p>0,40242</text:p>
          </table:table-cell>
          <table:table-cell office:value-type="float" office:value="935" calcext:value-type="float">
            <text:p>935</text:p>
          </table:table-cell>
          <table:table-cell office:value-type="float" office:value="0.736702" calcext:value-type="float">
            <text:p>0,736702</text:p>
          </table:table-cell>
          <table:table-cell table:style-name="ce1" office:value-type="float" office:value="1263090640" calcext:value-type="float">
            <text:p>1263090640</text:p>
          </table:table-cell>
          <table:table-cell office:value-type="float" office:value="2.02619" calcext:value-type="float">
            <text:p>2,02619</text:p>
          </table:table-cell>
          <table:table-cell office:value-type="float" office:value="2231" calcext:value-type="float">
            <text:p>2231</text:p>
          </table:table-cell>
          <table:table-cell office:value-type="float" office:value="6.08585" calcext:value-type="float">
            <text:p>6,08585</text:p>
          </table:table-cell>
          <table:table-cell table:style-name="ce1" office:value-type="float" office:value="2160975123" calcext:value-type="float">
            <text:p>2160975123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917" calcext:value-type="float">
            <text:p>0,303917</text:p>
          </table:table-cell>
          <table:table-cell office:value-type="float" office:value="962" calcext:value-type="float">
            <text:p>962</text:p>
          </table:table-cell>
          <table:table-cell office:value-type="float" office:value="0.606848" calcext:value-type="float">
            <text:p>0,606848</text:p>
          </table:table-cell>
          <table:table-cell table:style-name="ce1" office:value-type="float" office:value="1241291975" calcext:value-type="float">
            <text:p>1241291975</text:p>
          </table:table-cell>
          <table:table-cell office:value-type="float" office:value="7.49903" calcext:value-type="float">
            <text:p>7,49903</text:p>
          </table:table-cell>
          <table:table-cell office:value-type="float" office:value="3615" calcext:value-type="float">
            <text:p>3615</text:p>
          </table:table-cell>
          <table:table-cell office:value-type="float" office:value="12.334" calcext:value-type="float">
            <text:p>12,334</text:p>
          </table:table-cell>
          <table:table-cell table:style-name="ce1" office:value-type="float" office:value="7254267824" calcext:value-type="float">
            <text:p>7254267824</text:p>
          </table:table-cell>
          <table:table-cell office:value-type="float" office:value="0.40242" calcext:value-type="float">
            <text:p>0,40242</text:p>
          </table:table-cell>
          <table:table-cell office:value-type="float" office:value="935" calcext:value-type="float">
            <text:p>935</text:p>
          </table:table-cell>
          <table:table-cell office:value-type="float" office:value="0.736702" calcext:value-type="float">
            <text:p>0,736702</text:p>
          </table:table-cell>
          <table:table-cell table:style-name="ce1" office:value-type="float" office:value="1273857937" calcext:value-type="float">
            <text:p>1273857937</text:p>
          </table:table-cell>
          <table:table-cell office:value-type="float" office:value="2.02619" calcext:value-type="float">
            <text:p>2,02619</text:p>
          </table:table-cell>
          <table:table-cell office:value-type="float" office:value="2231" calcext:value-type="float">
            <text:p>2231</text:p>
          </table:table-cell>
          <table:table-cell office:value-type="float" office:value="6.08585" calcext:value-type="float">
            <text:p>6,08585</text:p>
          </table:table-cell>
          <table:table-cell table:style-name="ce1" office:value-type="float" office:value="2155879889" calcext:value-type="float">
            <text:p>215587988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917" calcext:value-type="float">
            <text:p>0,303917</text:p>
          </table:table-cell>
          <table:table-cell table:formula="of:=([.C38]+[.C39]+[.C40]+[.C41]+[.C42])/5" office:value-type="float" office:value="962" calcext:value-type="float">
            <text:p>962</text:p>
          </table:table-cell>
          <table:table-cell table:formula="of:=([.D38]+[.D39]+[.D40]+[.D41]+[.D42])/5" office:value-type="float" office:value="0.606848" calcext:value-type="float">
            <text:p>0,606848</text:p>
          </table:table-cell>
          <table:table-cell table:style-name="ce1" table:formula="of:=([.E38]+[.E39]+[.E40]+[.E41]+[.E42])/5" office:value-type="float" office:value="1237694626" calcext:value-type="float">
            <text:p>1237694626</text:p>
          </table:table-cell>
          <table:table-cell table:formula="of:=([.F38]+[.F39]+[.F40]+[.F41]+[.F42])/5" office:value-type="float" office:value="7.49903" calcext:value-type="float">
            <text:p>7,49903</text:p>
          </table:table-cell>
          <table:table-cell table:formula="of:=([.G38]+[.G39]+[.G40]+[.G41]+[.G42])/5" office:value-type="float" office:value="3615" calcext:value-type="float">
            <text:p>3615</text:p>
          </table:table-cell>
          <table:table-cell table:formula="of:=([.H38]+[.H39]+[.H40]+[.H41]+[.H42])/5" office:value-type="float" office:value="12.334" calcext:value-type="float">
            <text:p>12,334</text:p>
          </table:table-cell>
          <table:table-cell table:style-name="ce1" table:formula="of:=([.I38]+[.I39]+[.I40]+[.I41]+[.I42])/5" office:value-type="float" office:value="6172037993.4" calcext:value-type="float">
            <text:p>6172037993,4</text:p>
          </table:table-cell>
          <table:table-cell table:formula="of:=([.J38]+[.J39]+[.J40]+[.J41]+[.J42])/5" office:value-type="float" office:value="0.40242" calcext:value-type="float">
            <text:p>0,40242</text:p>
          </table:table-cell>
          <table:table-cell table:formula="of:=([.K38]+[.K39]+[.K40]+[.K41]+[.K42])/5" office:value-type="float" office:value="935" calcext:value-type="float">
            <text:p>935</text:p>
          </table:table-cell>
          <table:table-cell table:formula="of:=([.L38]+[.L39]+[.L40]+[.L41]+[.L42])/5" office:value-type="float" office:value="0.736702" calcext:value-type="float">
            <text:p>0,736702</text:p>
          </table:table-cell>
          <table:table-cell table:style-name="ce1" table:formula="of:=([.M38]+[.M39]+[.M40]+[.M41]+[.M42])/5" office:value-type="float" office:value="1255393908.4" calcext:value-type="float">
            <text:p>1255393908,4</text:p>
          </table:table-cell>
          <table:table-cell table:formula="of:=([.N38]+[.N39]+[.N40]+[.N41]+[.N42])/5" office:value-type="float" office:value="2.02619" calcext:value-type="float">
            <text:p>2,02619</text:p>
          </table:table-cell>
          <table:table-cell table:formula="of:=([.O38]+[.O39]+[.O40]+[.O41]+[.O42])/5" office:value-type="float" office:value="2231" calcext:value-type="float">
            <text:p>2231</text:p>
          </table:table-cell>
          <table:table-cell table:formula="of:=([.P38]+[.P39]+[.P40]+[.P41]+[.P42])/5" office:value-type="float" office:value="6.08585" calcext:value-type="float">
            <text:p>6,08585</text:p>
          </table:table-cell>
          <table:table-cell table:style-name="ce1" table:formula="of:=([.Q38]+[.Q39]+[.Q40]+[.Q41]+[.Q42])/5" office:value-type="float" office:value="2141956598.2" calcext:value-type="float">
            <text:p>2141956598,2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7551" calcext:value-type="float">
            <text:p>0,27551</text:p>
          </table:table-cell>
          <table:table-cell office:value-type="float" office:value="844" calcext:value-type="float">
            <text:p>844</text:p>
          </table:table-cell>
          <table:table-cell office:value-type="float" office:value="0.541284" calcext:value-type="float">
            <text:p>0,541284</text:p>
          </table:table-cell>
          <table:table-cell table:style-name="ce1" office:value-type="float" office:value="1216947850" calcext:value-type="float">
            <text:p>1216947850</text:p>
          </table:table-cell>
          <table:table-cell office:value-type="float" office:value="7.53842" calcext:value-type="float">
            <text:p>7,53842</text:p>
          </table:table-cell>
          <table:table-cell office:value-type="float" office:value="3614" calcext:value-type="float">
            <text:p>3614</text:p>
          </table:table-cell>
          <table:table-cell office:value-type="float" office:value="12.3721" calcext:value-type="float">
            <text:p>12,3721</text:p>
          </table:table-cell>
          <table:table-cell table:style-name="ce1" office:value-type="float" office:value="7697753188" calcext:value-type="float">
            <text:p>7697753188</text:p>
          </table:table-cell>
          <table:table-cell office:value-type="float" office:value="0.386368" calcext:value-type="float">
            <text:p>0,386368</text:p>
          </table:table-cell>
          <table:table-cell office:value-type="float" office:value="890" calcext:value-type="float">
            <text:p>890</text:p>
          </table:table-cell>
          <table:table-cell office:value-type="float" office:value="0.704562" calcext:value-type="float">
            <text:p>0,704562</text:p>
          </table:table-cell>
          <table:table-cell table:style-name="ce1" office:value-type="float" office:value="1257990198" calcext:value-type="float">
            <text:p>1257990198</text:p>
          </table:table-cell>
          <table:table-cell office:value-type="float" office:value="2.05519" calcext:value-type="float">
            <text:p>2,05519</text:p>
          </table:table-cell>
          <table:table-cell office:value-type="float" office:value="2219" calcext:value-type="float">
            <text:p>2219</text:p>
          </table:table-cell>
          <table:table-cell office:value-type="float" office:value="6.09302" calcext:value-type="float">
            <text:p>6,09302</text:p>
          </table:table-cell>
          <table:table-cell table:style-name="ce1" office:value-type="float" office:value="2189689204" calcext:value-type="float">
            <text:p>218968920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7551" calcext:value-type="float">
            <text:p>0,27551</text:p>
          </table:table-cell>
          <table:table-cell office:value-type="float" office:value="844" calcext:value-type="float">
            <text:p>844</text:p>
          </table:table-cell>
          <table:table-cell office:value-type="float" office:value="0.541284" calcext:value-type="float">
            <text:p>0,541284</text:p>
          </table:table-cell>
          <table:table-cell table:style-name="ce1" office:value-type="float" office:value="1267149235" calcext:value-type="float">
            <text:p>1267149235</text:p>
          </table:table-cell>
          <table:table-cell office:value-type="float" office:value="7.53842" calcext:value-type="float">
            <text:p>7,53842</text:p>
          </table:table-cell>
          <table:table-cell office:value-type="float" office:value="3614" calcext:value-type="float">
            <text:p>3614</text:p>
          </table:table-cell>
          <table:table-cell office:value-type="float" office:value="12.3721" calcext:value-type="float">
            <text:p>12,3721</text:p>
          </table:table-cell>
          <table:table-cell table:style-name="ce1" office:value-type="float" office:value="5854876337" calcext:value-type="float">
            <text:p>5854876337</text:p>
          </table:table-cell>
          <table:table-cell office:value-type="float" office:value="0.386368" calcext:value-type="float">
            <text:p>0,386368</text:p>
          </table:table-cell>
          <table:table-cell office:value-type="float" office:value="890" calcext:value-type="float">
            <text:p>890</text:p>
          </table:table-cell>
          <table:table-cell office:value-type="float" office:value="0.704562" calcext:value-type="float">
            <text:p>0,704562</text:p>
          </table:table-cell>
          <table:table-cell table:style-name="ce1" office:value-type="float" office:value="1340008205" calcext:value-type="float">
            <text:p>1340008205</text:p>
          </table:table-cell>
          <table:table-cell office:value-type="float" office:value="2.05519" calcext:value-type="float">
            <text:p>2,05519</text:p>
          </table:table-cell>
          <table:table-cell office:value-type="float" office:value="2219" calcext:value-type="float">
            <text:p>2219</text:p>
          </table:table-cell>
          <table:table-cell office:value-type="float" office:value="6.09302" calcext:value-type="float">
            <text:p>6,09302</text:p>
          </table:table-cell>
          <table:table-cell table:style-name="ce1" office:value-type="float" office:value="2203535288" calcext:value-type="float">
            <text:p>220353528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7551" calcext:value-type="float">
            <text:p>0,27551</text:p>
          </table:table-cell>
          <table:table-cell office:value-type="float" office:value="844" calcext:value-type="float">
            <text:p>844</text:p>
          </table:table-cell>
          <table:table-cell office:value-type="float" office:value="0.541284" calcext:value-type="float">
            <text:p>0,541284</text:p>
          </table:table-cell>
          <table:table-cell table:style-name="ce1" office:value-type="float" office:value="1260337175" calcext:value-type="float">
            <text:p>1260337175</text:p>
          </table:table-cell>
          <table:table-cell office:value-type="float" office:value="7.53842" calcext:value-type="float">
            <text:p>7,53842</text:p>
          </table:table-cell>
          <table:table-cell office:value-type="float" office:value="3614" calcext:value-type="float">
            <text:p>3614</text:p>
          </table:table-cell>
          <table:table-cell office:value-type="float" office:value="12.3721" calcext:value-type="float">
            <text:p>12,3721</text:p>
          </table:table-cell>
          <table:table-cell table:style-name="ce1" office:value-type="float" office:value="6816060228" calcext:value-type="float">
            <text:p>6816060228</text:p>
          </table:table-cell>
          <table:table-cell office:value-type="float" office:value="0.386368" calcext:value-type="float">
            <text:p>0,386368</text:p>
          </table:table-cell>
          <table:table-cell office:value-type="float" office:value="890" calcext:value-type="float">
            <text:p>890</text:p>
          </table:table-cell>
          <table:table-cell office:value-type="float" office:value="0.704562" calcext:value-type="float">
            <text:p>0,704562</text:p>
          </table:table-cell>
          <table:table-cell table:style-name="ce1" office:value-type="float" office:value="1304718584" calcext:value-type="float">
            <text:p>1304718584</text:p>
          </table:table-cell>
          <table:table-cell office:value-type="float" office:value="2.05519" calcext:value-type="float">
            <text:p>2,05519</text:p>
          </table:table-cell>
          <table:table-cell office:value-type="float" office:value="2219" calcext:value-type="float">
            <text:p>2219</text:p>
          </table:table-cell>
          <table:table-cell office:value-type="float" office:value="6.09302" calcext:value-type="float">
            <text:p>6,09302</text:p>
          </table:table-cell>
          <table:table-cell table:style-name="ce1" office:value-type="float" office:value="2171002511" calcext:value-type="float">
            <text:p>2171002511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7551" calcext:value-type="float">
            <text:p>0,27551</text:p>
          </table:table-cell>
          <table:table-cell office:value-type="float" office:value="844" calcext:value-type="float">
            <text:p>844</text:p>
          </table:table-cell>
          <table:table-cell office:value-type="float" office:value="0.541284" calcext:value-type="float">
            <text:p>0,541284</text:p>
          </table:table-cell>
          <table:table-cell table:style-name="ce1" office:value-type="float" office:value="1266597242" calcext:value-type="float">
            <text:p>1266597242</text:p>
          </table:table-cell>
          <table:table-cell office:value-type="float" office:value="7.53842" calcext:value-type="float">
            <text:p>7,53842</text:p>
          </table:table-cell>
          <table:table-cell office:value-type="float" office:value="3614" calcext:value-type="float">
            <text:p>3614</text:p>
          </table:table-cell>
          <table:table-cell office:value-type="float" office:value="12.3721" calcext:value-type="float">
            <text:p>12,3721</text:p>
          </table:table-cell>
          <table:table-cell table:style-name="ce1" office:value-type="float" office:value="6011093782" calcext:value-type="float">
            <text:p>6011093782</text:p>
          </table:table-cell>
          <table:table-cell office:value-type="float" office:value="0.386368" calcext:value-type="float">
            <text:p>0,386368</text:p>
          </table:table-cell>
          <table:table-cell office:value-type="float" office:value="890" calcext:value-type="float">
            <text:p>890</text:p>
          </table:table-cell>
          <table:table-cell office:value-type="float" office:value="0.704562" calcext:value-type="float">
            <text:p>0,704562</text:p>
          </table:table-cell>
          <table:table-cell table:style-name="ce1" office:value-type="float" office:value="1276177321" calcext:value-type="float">
            <text:p>1276177321</text:p>
          </table:table-cell>
          <table:table-cell office:value-type="float" office:value="2.05519" calcext:value-type="float">
            <text:p>2,05519</text:p>
          </table:table-cell>
          <table:table-cell office:value-type="float" office:value="2219" calcext:value-type="float">
            <text:p>2219</text:p>
          </table:table-cell>
          <table:table-cell office:value-type="float" office:value="6.09302" calcext:value-type="float">
            <text:p>6,09302</text:p>
          </table:table-cell>
          <table:table-cell table:style-name="ce1" office:value-type="float" office:value="2203846310" calcext:value-type="float">
            <text:p>220384631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7551" calcext:value-type="float">
            <text:p>0,27551</text:p>
          </table:table-cell>
          <table:table-cell office:value-type="float" office:value="844" calcext:value-type="float">
            <text:p>844</text:p>
          </table:table-cell>
          <table:table-cell office:value-type="float" office:value="0.541284" calcext:value-type="float">
            <text:p>0,541284</text:p>
          </table:table-cell>
          <table:table-cell table:style-name="ce1" office:value-type="float" office:value="1280798554" calcext:value-type="float">
            <text:p>1280798554</text:p>
          </table:table-cell>
          <table:table-cell office:value-type="float" office:value="7.53842" calcext:value-type="float">
            <text:p>7,53842</text:p>
          </table:table-cell>
          <table:table-cell office:value-type="float" office:value="3614" calcext:value-type="float">
            <text:p>3614</text:p>
          </table:table-cell>
          <table:table-cell office:value-type="float" office:value="12.3721" calcext:value-type="float">
            <text:p>12,3721</text:p>
          </table:table-cell>
          <table:table-cell table:style-name="ce1" office:value-type="float" office:value="6218858605" calcext:value-type="float">
            <text:p>6218858605</text:p>
          </table:table-cell>
          <table:table-cell office:value-type="float" office:value="0.386368" calcext:value-type="float">
            <text:p>0,386368</text:p>
          </table:table-cell>
          <table:table-cell office:value-type="float" office:value="890" calcext:value-type="float">
            <text:p>890</text:p>
          </table:table-cell>
          <table:table-cell office:value-type="float" office:value="0.704562" calcext:value-type="float">
            <text:p>0,704562</text:p>
          </table:table-cell>
          <table:table-cell table:style-name="ce1" office:value-type="float" office:value="1248395463" calcext:value-type="float">
            <text:p>1248395463</text:p>
          </table:table-cell>
          <table:table-cell office:value-type="float" office:value="2.05519" calcext:value-type="float">
            <text:p>2,05519</text:p>
          </table:table-cell>
          <table:table-cell office:value-type="float" office:value="2219" calcext:value-type="float">
            <text:p>2219</text:p>
          </table:table-cell>
          <table:table-cell office:value-type="float" office:value="6.09302" calcext:value-type="float">
            <text:p>6,09302</text:p>
          </table:table-cell>
          <table:table-cell table:style-name="ce1" office:value-type="float" office:value="2280410918" calcext:value-type="float">
            <text:p>228041091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27551" calcext:value-type="float">
            <text:p>0,27551</text:p>
          </table:table-cell>
          <table:table-cell table:formula="of:=([.C45]+[.C46]+[.C47]+[.C48]+[.C49])/5" office:value-type="float" office:value="844" calcext:value-type="float">
            <text:p>844</text:p>
          </table:table-cell>
          <table:table-cell table:formula="of:=([.D45]+[.D46]+[.D47]+[.D48]+[.D49])/5" office:value-type="float" office:value="0.541284" calcext:value-type="float">
            <text:p>0,541284</text:p>
          </table:table-cell>
          <table:table-cell table:style-name="ce1" table:formula="of:=([.E45]+[.E46]+[.E47]+[.E48]+[.E49])/5" office:value-type="float" office:value="1258366011.2" calcext:value-type="float">
            <text:p>1258366011,2</text:p>
          </table:table-cell>
          <table:table-cell table:formula="of:=([.F45]+[.F46]+[.F47]+[.F48]+[.F49])/5" office:value-type="float" office:value="7.53842" calcext:value-type="float">
            <text:p>7,53842</text:p>
          </table:table-cell>
          <table:table-cell table:formula="of:=([.G45]+[.G46]+[.G47]+[.G48]+[.G49])/5" office:value-type="float" office:value="3614" calcext:value-type="float">
            <text:p>3614</text:p>
          </table:table-cell>
          <table:table-cell table:formula="of:=([.H45]+[.H46]+[.H47]+[.H48]+[.H49])/5" office:value-type="float" office:value="12.3721" calcext:value-type="float">
            <text:p>12,3721</text:p>
          </table:table-cell>
          <table:table-cell table:style-name="ce1" table:formula="of:=([.I45]+[.I46]+[.I47]+[.I48]+[.I49])/5" office:value-type="float" office:value="6519728428" calcext:value-type="float">
            <text:p>6519728428</text:p>
          </table:table-cell>
          <table:table-cell table:formula="of:=([.J45]+[.J46]+[.J47]+[.J48]+[.J49])/5" office:value-type="float" office:value="0.386368" calcext:value-type="float">
            <text:p>0,386368</text:p>
          </table:table-cell>
          <table:table-cell table:formula="of:=([.K45]+[.K46]+[.K47]+[.K48]+[.K49])/5" office:value-type="float" office:value="890" calcext:value-type="float">
            <text:p>890</text:p>
          </table:table-cell>
          <table:table-cell table:formula="of:=([.L45]+[.L46]+[.L47]+[.L48]+[.L49])/5" office:value-type="float" office:value="0.704562" calcext:value-type="float">
            <text:p>0,704562</text:p>
          </table:table-cell>
          <table:table-cell table:style-name="ce1" table:formula="of:=([.M45]+[.M46]+[.M47]+[.M48]+[.M49])/5" office:value-type="float" office:value="1285457954.2" calcext:value-type="float">
            <text:p>1285457954,2</text:p>
          </table:table-cell>
          <table:table-cell table:formula="of:=([.N45]+[.N46]+[.N47]+[.N48]+[.N49])/5" office:value-type="float" office:value="2.05519" calcext:value-type="float">
            <text:p>2,05519</text:p>
          </table:table-cell>
          <table:table-cell table:formula="of:=([.O45]+[.O46]+[.O47]+[.O48]+[.O49])/5" office:value-type="float" office:value="2219" calcext:value-type="float">
            <text:p>2219</text:p>
          </table:table-cell>
          <table:table-cell table:formula="of:=([.P45]+[.P46]+[.P47]+[.P48]+[.P49])/5" office:value-type="float" office:value="6.09302" calcext:value-type="float">
            <text:p>6,09302</text:p>
          </table:table-cell>
          <table:table-cell table:style-name="ce1" table:formula="of:=([.Q45]+[.Q46]+[.Q47]+[.Q48]+[.Q49])/5" office:value-type="float" office:value="2209696846.2" calcext:value-type="float">
            <text:p>2209696846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9956" calcext:value-type="float">
            <text:p>0,299956</text:p>
          </table:table-cell>
          <table:table-cell office:value-type="float" office:value="903" calcext:value-type="float">
            <text:p>903</text:p>
          </table:table-cell>
          <table:table-cell office:value-type="float" office:value="0.584309" calcext:value-type="float">
            <text:p>0,584309</text:p>
          </table:table-cell>
          <table:table-cell table:style-name="ce1" office:value-type="float" office:value="1310539255" calcext:value-type="float">
            <text:p>1310539255</text:p>
          </table:table-cell>
          <table:table-cell office:value-type="float" office:value="7.46797" calcext:value-type="float">
            <text:p>7,46797</text:p>
          </table:table-cell>
          <table:table-cell office:value-type="float" office:value="3560" calcext:value-type="float">
            <text:p>3560</text:p>
          </table:table-cell>
          <table:table-cell office:value-type="float" office:value="12.2294" calcext:value-type="float">
            <text:p>12,2294</text:p>
          </table:table-cell>
          <table:table-cell table:style-name="ce1" office:value-type="float" office:value="6301925181" calcext:value-type="float">
            <text:p>6301925181</text:p>
          </table:table-cell>
          <table:table-cell office:value-type="float" office:value="0.393503" calcext:value-type="float">
            <text:p>0,393503</text:p>
          </table:table-cell>
          <table:table-cell office:value-type="float" office:value="913" calcext:value-type="float">
            <text:p>913</text:p>
          </table:table-cell>
          <table:table-cell office:value-type="float" office:value="0.719919" calcext:value-type="float">
            <text:p>0,719919</text:p>
          </table:table-cell>
          <table:table-cell table:style-name="ce1" office:value-type="float" office:value="1245716905" calcext:value-type="float">
            <text:p>1245716905</text:p>
          </table:table-cell>
          <table:table-cell office:value-type="float" office:value="2.09074" calcext:value-type="float">
            <text:p>2,09074</text:p>
          </table:table-cell>
          <table:table-cell office:value-type="float" office:value="2141" calcext:value-type="float">
            <text:p>2141</text:p>
          </table:table-cell>
          <table:table-cell office:value-type="float" office:value="5.98664" calcext:value-type="float">
            <text:p>5,98664</text:p>
          </table:table-cell>
          <table:table-cell table:style-name="ce1" office:value-type="float" office:value="2206552382" calcext:value-type="float">
            <text:p>220655238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9956" calcext:value-type="float">
            <text:p>0,299956</text:p>
          </table:table-cell>
          <table:table-cell office:value-type="float" office:value="903" calcext:value-type="float">
            <text:p>903</text:p>
          </table:table-cell>
          <table:table-cell office:value-type="float" office:value="0.584309" calcext:value-type="float">
            <text:p>0,584309</text:p>
          </table:table-cell>
          <table:table-cell table:style-name="ce1" office:value-type="float" office:value="1314436306" calcext:value-type="float">
            <text:p>1314436306</text:p>
          </table:table-cell>
          <table:table-cell office:value-type="float" office:value="7.46797" calcext:value-type="float">
            <text:p>7,46797</text:p>
          </table:table-cell>
          <table:table-cell office:value-type="float" office:value="3560" calcext:value-type="float">
            <text:p>3560</text:p>
          </table:table-cell>
          <table:table-cell office:value-type="float" office:value="12.2294" calcext:value-type="float">
            <text:p>12,2294</text:p>
          </table:table-cell>
          <table:table-cell table:style-name="ce1" office:value-type="float" office:value="6218414870" calcext:value-type="float">
            <text:p>6218414870</text:p>
          </table:table-cell>
          <table:table-cell office:value-type="float" office:value="0.393503" calcext:value-type="float">
            <text:p>0,393503</text:p>
          </table:table-cell>
          <table:table-cell office:value-type="float" office:value="913" calcext:value-type="float">
            <text:p>913</text:p>
          </table:table-cell>
          <table:table-cell office:value-type="float" office:value="0.719919" calcext:value-type="float">
            <text:p>0,719919</text:p>
          </table:table-cell>
          <table:table-cell table:style-name="ce1" office:value-type="float" office:value="1242451455" calcext:value-type="float">
            <text:p>1242451455</text:p>
          </table:table-cell>
          <table:table-cell office:value-type="float" office:value="2.09074" calcext:value-type="float">
            <text:p>2,09074</text:p>
          </table:table-cell>
          <table:table-cell office:value-type="float" office:value="2141" calcext:value-type="float">
            <text:p>2141</text:p>
          </table:table-cell>
          <table:table-cell office:value-type="float" office:value="5.98664" calcext:value-type="float">
            <text:p>5,98664</text:p>
          </table:table-cell>
          <table:table-cell table:style-name="ce1" office:value-type="float" office:value="2258199910" calcext:value-type="float">
            <text:p>2258199910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9956" calcext:value-type="float">
            <text:p>0,299956</text:p>
          </table:table-cell>
          <table:table-cell office:value-type="float" office:value="903" calcext:value-type="float">
            <text:p>903</text:p>
          </table:table-cell>
          <table:table-cell office:value-type="float" office:value="0.584309" calcext:value-type="float">
            <text:p>0,584309</text:p>
          </table:table-cell>
          <table:table-cell table:style-name="ce1" office:value-type="float" office:value="1289086685" calcext:value-type="float">
            <text:p>1289086685</text:p>
          </table:table-cell>
          <table:table-cell office:value-type="float" office:value="7.46797" calcext:value-type="float">
            <text:p>7,46797</text:p>
          </table:table-cell>
          <table:table-cell office:value-type="float" office:value="3560" calcext:value-type="float">
            <text:p>3560</text:p>
          </table:table-cell>
          <table:table-cell office:value-type="float" office:value="12.2294" calcext:value-type="float">
            <text:p>12,2294</text:p>
          </table:table-cell>
          <table:table-cell table:style-name="ce1" office:value-type="float" office:value="7180148136" calcext:value-type="float">
            <text:p>7180148136</text:p>
          </table:table-cell>
          <table:table-cell office:value-type="float" office:value="0.393503" calcext:value-type="float">
            <text:p>0,393503</text:p>
          </table:table-cell>
          <table:table-cell office:value-type="float" office:value="913" calcext:value-type="float">
            <text:p>913</text:p>
          </table:table-cell>
          <table:table-cell office:value-type="float" office:value="0.719919" calcext:value-type="float">
            <text:p>0,719919</text:p>
          </table:table-cell>
          <table:table-cell table:style-name="ce1" office:value-type="float" office:value="1249371025" calcext:value-type="float">
            <text:p>1249371025</text:p>
          </table:table-cell>
          <table:table-cell office:value-type="float" office:value="2.09074" calcext:value-type="float">
            <text:p>2,09074</text:p>
          </table:table-cell>
          <table:table-cell office:value-type="float" office:value="2141" calcext:value-type="float">
            <text:p>2141</text:p>
          </table:table-cell>
          <table:table-cell office:value-type="float" office:value="5.98664" calcext:value-type="float">
            <text:p>5,98664</text:p>
          </table:table-cell>
          <table:table-cell table:style-name="ce1" office:value-type="float" office:value="2246583655" calcext:value-type="float">
            <text:p>224658365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9956" calcext:value-type="float">
            <text:p>0,299956</text:p>
          </table:table-cell>
          <table:table-cell office:value-type="float" office:value="903" calcext:value-type="float">
            <text:p>903</text:p>
          </table:table-cell>
          <table:table-cell office:value-type="float" office:value="0.584309" calcext:value-type="float">
            <text:p>0,584309</text:p>
          </table:table-cell>
          <table:table-cell table:style-name="ce1" office:value-type="float" office:value="1291562670" calcext:value-type="float">
            <text:p>1291562670</text:p>
          </table:table-cell>
          <table:table-cell office:value-type="float" office:value="7.46797" calcext:value-type="float">
            <text:p>7,46797</text:p>
          </table:table-cell>
          <table:table-cell office:value-type="float" office:value="3560" calcext:value-type="float">
            <text:p>3560</text:p>
          </table:table-cell>
          <table:table-cell office:value-type="float" office:value="12.2294" calcext:value-type="float">
            <text:p>12,2294</text:p>
          </table:table-cell>
          <table:table-cell table:style-name="ce1" office:value-type="float" office:value="5897943115" calcext:value-type="float">
            <text:p>5897943115</text:p>
          </table:table-cell>
          <table:table-cell office:value-type="float" office:value="0.393503" calcext:value-type="float">
            <text:p>0,393503</text:p>
          </table:table-cell>
          <table:table-cell office:value-type="float" office:value="913" calcext:value-type="float">
            <text:p>913</text:p>
          </table:table-cell>
          <table:table-cell office:value-type="float" office:value="0.719919" calcext:value-type="float">
            <text:p>0,719919</text:p>
          </table:table-cell>
          <table:table-cell table:style-name="ce1" office:value-type="float" office:value="1243542299" calcext:value-type="float">
            <text:p>1243542299</text:p>
          </table:table-cell>
          <table:table-cell office:value-type="float" office:value="2.09074" calcext:value-type="float">
            <text:p>2,09074</text:p>
          </table:table-cell>
          <table:table-cell office:value-type="float" office:value="2141" calcext:value-type="float">
            <text:p>2141</text:p>
          </table:table-cell>
          <table:table-cell office:value-type="float" office:value="5.98664" calcext:value-type="float">
            <text:p>5,98664</text:p>
          </table:table-cell>
          <table:table-cell table:style-name="ce1" office:value-type="float" office:value="2268548987" calcext:value-type="float">
            <text:p>226854898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9956" calcext:value-type="float">
            <text:p>0,299956</text:p>
          </table:table-cell>
          <table:table-cell office:value-type="float" office:value="903" calcext:value-type="float">
            <text:p>903</text:p>
          </table:table-cell>
          <table:table-cell office:value-type="float" office:value="0.584309" calcext:value-type="float">
            <text:p>0,584309</text:p>
          </table:table-cell>
          <table:table-cell table:style-name="ce1" office:value-type="float" office:value="1281031669" calcext:value-type="float">
            <text:p>1281031669</text:p>
          </table:table-cell>
          <table:table-cell office:value-type="float" office:value="7.46797" calcext:value-type="float">
            <text:p>7,46797</text:p>
          </table:table-cell>
          <table:table-cell office:value-type="float" office:value="3560" calcext:value-type="float">
            <text:p>3560</text:p>
          </table:table-cell>
          <table:table-cell office:value-type="float" office:value="12.2294" calcext:value-type="float">
            <text:p>12,2294</text:p>
          </table:table-cell>
          <table:table-cell table:style-name="ce1" office:value-type="float" office:value="6634513447" calcext:value-type="float">
            <text:p>6634513447</text:p>
          </table:table-cell>
          <table:table-cell office:value-type="float" office:value="0.393503" calcext:value-type="float">
            <text:p>0,393503</text:p>
          </table:table-cell>
          <table:table-cell office:value-type="float" office:value="913" calcext:value-type="float">
            <text:p>913</text:p>
          </table:table-cell>
          <table:table-cell office:value-type="float" office:value="0.719919" calcext:value-type="float">
            <text:p>0,719919</text:p>
          </table:table-cell>
          <table:table-cell table:style-name="ce1" office:value-type="float" office:value="1247435065" calcext:value-type="float">
            <text:p>1247435065</text:p>
          </table:table-cell>
          <table:table-cell office:value-type="float" office:value="2.09074" calcext:value-type="float">
            <text:p>2,09074</text:p>
          </table:table-cell>
          <table:table-cell office:value-type="float" office:value="2141" calcext:value-type="float">
            <text:p>2141</text:p>
          </table:table-cell>
          <table:table-cell office:value-type="float" office:value="5.98664" calcext:value-type="float">
            <text:p>5,98664</text:p>
          </table:table-cell>
          <table:table-cell table:style-name="ce1" office:value-type="float" office:value="2331453299" calcext:value-type="float">
            <text:p>233145329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299956" calcext:value-type="float">
            <text:p>0,299956</text:p>
          </table:table-cell>
          <table:table-cell table:formula="of:=([.C52]+[.C53]+[.C54]+[.C55]+[.C56])/5" office:value-type="float" office:value="903" calcext:value-type="float">
            <text:p>903</text:p>
          </table:table-cell>
          <table:table-cell table:formula="of:=([.D52]+[.D53]+[.D54]+[.D55]+[.D56])/5" office:value-type="float" office:value="0.584309" calcext:value-type="float">
            <text:p>0,584309</text:p>
          </table:table-cell>
          <table:table-cell table:style-name="ce1" table:formula="of:=([.E52]+[.E53]+[.E54]+[.E55]+[.E56])/5" office:value-type="float" office:value="1297331317" calcext:value-type="float">
            <text:p>1297331317</text:p>
          </table:table-cell>
          <table:table-cell table:formula="of:=([.F52]+[.F53]+[.F54]+[.F55]+[.F56])/5" office:value-type="float" office:value="7.46797" calcext:value-type="float">
            <text:p>7,46797</text:p>
          </table:table-cell>
          <table:table-cell table:formula="of:=([.G52]+[.G53]+[.G54]+[.G55]+[.G56])/5" office:value-type="float" office:value="3560" calcext:value-type="float">
            <text:p>3560</text:p>
          </table:table-cell>
          <table:table-cell table:formula="of:=([.H52]+[.H53]+[.H54]+[.H55]+[.H56])/5" office:value-type="float" office:value="12.2294" calcext:value-type="float">
            <text:p>12,2294</text:p>
          </table:table-cell>
          <table:table-cell table:style-name="ce1" table:formula="of:=([.I52]+[.I53]+[.I54]+[.I55]+[.I56])/5" office:value-type="float" office:value="6446588949.8" calcext:value-type="float">
            <text:p>6446588949,8</text:p>
          </table:table-cell>
          <table:table-cell table:formula="of:=([.J52]+[.J53]+[.J54]+[.J55]+[.J56])/5" office:value-type="float" office:value="0.393503" calcext:value-type="float">
            <text:p>0,393503</text:p>
          </table:table-cell>
          <table:table-cell table:formula="of:=([.K52]+[.K53]+[.K54]+[.K55]+[.K56])/5" office:value-type="float" office:value="913" calcext:value-type="float">
            <text:p>913</text:p>
          </table:table-cell>
          <table:table-cell table:formula="of:=([.L52]+[.L53]+[.L54]+[.L55]+[.L56])/5" office:value-type="float" office:value="0.719919" calcext:value-type="float">
            <text:p>0,719919</text:p>
          </table:table-cell>
          <table:table-cell table:style-name="ce1" table:formula="of:=([.M52]+[.M53]+[.M54]+[.M55]+[.M56])/5" office:value-type="float" office:value="1245703349.8" calcext:value-type="float">
            <text:p>1245703349,8</text:p>
          </table:table-cell>
          <table:table-cell table:formula="of:=([.N52]+[.N53]+[.N54]+[.N55]+[.N56])/5" office:value-type="float" office:value="2.09074" calcext:value-type="float">
            <text:p>2,09074</text:p>
          </table:table-cell>
          <table:table-cell table:formula="of:=([.O52]+[.O53]+[.O54]+[.O55]+[.O56])/5" office:value-type="float" office:value="2141" calcext:value-type="float">
            <text:p>2141</text:p>
          </table:table-cell>
          <table:table-cell table:formula="of:=([.P52]+[.P53]+[.P54]+[.P55]+[.P56])/5" office:value-type="float" office:value="5.98664" calcext:value-type="float">
            <text:p>5,98664</text:p>
          </table:table-cell>
          <table:table-cell table:style-name="ce1" table:formula="of:=([.Q52]+[.Q53]+[.Q54]+[.Q55]+[.Q56])/5" office:value-type="float" office:value="2262267646.6" calcext:value-type="float">
            <text:p>2262267646,6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86699" calcext:value-type="float">
            <text:p>0,286699</text:p>
          </table:table-cell>
          <table:table-cell office:value-type="float" office:value="902" calcext:value-type="float">
            <text:p>902</text:p>
          </table:table-cell>
          <table:table-cell office:value-type="float" office:value="0.570737" calcext:value-type="float">
            <text:p>0,570737</text:p>
          </table:table-cell>
          <table:table-cell table:style-name="ce1" office:value-type="float" office:value="1259410982" calcext:value-type="float">
            <text:p>1259410982</text:p>
          </table:table-cell>
          <table:table-cell office:value-type="float" office:value="7.48061" calcext:value-type="float">
            <text:p>7,48061</text:p>
          </table:table-cell>
          <table:table-cell office:value-type="float" office:value="3618" calcext:value-type="float">
            <text:p>3618</text:p>
          </table:table-cell>
          <table:table-cell office:value-type="float" office:value="12.3196" calcext:value-type="float">
            <text:p>12,3196</text:p>
          </table:table-cell>
          <table:table-cell table:style-name="ce1" office:value-type="float" office:value="5799352691" calcext:value-type="float">
            <text:p>5799352691</text:p>
          </table:table-cell>
          <table:table-cell office:value-type="float" office:value="0.395543" calcext:value-type="float">
            <text:p>0,395543</text:p>
          </table:table-cell>
          <table:table-cell office:value-type="float" office:value="885" calcext:value-type="float">
            <text:p>885</text:p>
          </table:table-cell>
          <table:table-cell office:value-type="float" office:value="0.711948" calcext:value-type="float">
            <text:p>0,711948</text:p>
          </table:table-cell>
          <table:table-cell table:style-name="ce1" office:value-type="float" office:value="1252164079" calcext:value-type="float">
            <text:p>1252164079</text:p>
          </table:table-cell>
          <table:table-cell office:value-type="float" office:value="2.05763" calcext:value-type="float">
            <text:p>2,05763</text:p>
          </table:table-cell>
          <table:table-cell office:value-type="float" office:value="2319" calcext:value-type="float">
            <text:p>2319</text:p>
          </table:table-cell>
          <table:table-cell office:value-type="float" office:value="6.27743" calcext:value-type="float">
            <text:p>6,27743</text:p>
          </table:table-cell>
          <table:table-cell table:style-name="ce1" office:value-type="float" office:value="2345124044" calcext:value-type="float">
            <text:p>234512404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86699" calcext:value-type="float">
            <text:p>0,286699</text:p>
          </table:table-cell>
          <table:table-cell office:value-type="float" office:value="902" calcext:value-type="float">
            <text:p>902</text:p>
          </table:table-cell>
          <table:table-cell office:value-type="float" office:value="0.570737" calcext:value-type="float">
            <text:p>0,570737</text:p>
          </table:table-cell>
          <table:table-cell table:style-name="ce1" office:value-type="float" office:value="1199608948" calcext:value-type="float">
            <text:p>1199608948</text:p>
          </table:table-cell>
          <table:table-cell office:value-type="float" office:value="7.48061" calcext:value-type="float">
            <text:p>7,48061</text:p>
          </table:table-cell>
          <table:table-cell office:value-type="float" office:value="3618" calcext:value-type="float">
            <text:p>3618</text:p>
          </table:table-cell>
          <table:table-cell office:value-type="float" office:value="12.3196" calcext:value-type="float">
            <text:p>12,3196</text:p>
          </table:table-cell>
          <table:table-cell table:style-name="ce1" office:value-type="float" office:value="5871122449" calcext:value-type="float">
            <text:p>5871122449</text:p>
          </table:table-cell>
          <table:table-cell office:value-type="float" office:value="0.395543" calcext:value-type="float">
            <text:p>0,395543</text:p>
          </table:table-cell>
          <table:table-cell office:value-type="float" office:value="885" calcext:value-type="float">
            <text:p>885</text:p>
          </table:table-cell>
          <table:table-cell office:value-type="float" office:value="0.711948" calcext:value-type="float">
            <text:p>0,711948</text:p>
          </table:table-cell>
          <table:table-cell table:style-name="ce1" office:value-type="float" office:value="1247544701" calcext:value-type="float">
            <text:p>1247544701</text:p>
          </table:table-cell>
          <table:table-cell office:value-type="float" office:value="2.05763" calcext:value-type="float">
            <text:p>2,05763</text:p>
          </table:table-cell>
          <table:table-cell office:value-type="float" office:value="2319" calcext:value-type="float">
            <text:p>2319</text:p>
          </table:table-cell>
          <table:table-cell office:value-type="float" office:value="6.27743" calcext:value-type="float">
            <text:p>6,27743</text:p>
          </table:table-cell>
          <table:table-cell table:style-name="ce1" office:value-type="float" office:value="2359633213" calcext:value-type="float">
            <text:p>235963321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86699" calcext:value-type="float">
            <text:p>0,286699</text:p>
          </table:table-cell>
          <table:table-cell office:value-type="float" office:value="902" calcext:value-type="float">
            <text:p>902</text:p>
          </table:table-cell>
          <table:table-cell office:value-type="float" office:value="0.570737" calcext:value-type="float">
            <text:p>0,570737</text:p>
          </table:table-cell>
          <table:table-cell table:style-name="ce1" office:value-type="float" office:value="1223758042" calcext:value-type="float">
            <text:p>1223758042</text:p>
          </table:table-cell>
          <table:table-cell office:value-type="float" office:value="7.48061" calcext:value-type="float">
            <text:p>7,48061</text:p>
          </table:table-cell>
          <table:table-cell office:value-type="float" office:value="3618" calcext:value-type="float">
            <text:p>3618</text:p>
          </table:table-cell>
          <table:table-cell office:value-type="float" office:value="12.3196" calcext:value-type="float">
            <text:p>12,3196</text:p>
          </table:table-cell>
          <table:table-cell table:style-name="ce1" office:value-type="float" office:value="8543898250" calcext:value-type="float">
            <text:p>8543898250</text:p>
          </table:table-cell>
          <table:table-cell office:value-type="float" office:value="0.395543" calcext:value-type="float">
            <text:p>0,395543</text:p>
          </table:table-cell>
          <table:table-cell office:value-type="float" office:value="885" calcext:value-type="float">
            <text:p>885</text:p>
          </table:table-cell>
          <table:table-cell office:value-type="float" office:value="0.711948" calcext:value-type="float">
            <text:p>0,711948</text:p>
          </table:table-cell>
          <table:table-cell table:style-name="ce1" office:value-type="float" office:value="1242889485" calcext:value-type="float">
            <text:p>1242889485</text:p>
          </table:table-cell>
          <table:table-cell office:value-type="float" office:value="2.05763" calcext:value-type="float">
            <text:p>2,05763</text:p>
          </table:table-cell>
          <table:table-cell office:value-type="float" office:value="2319" calcext:value-type="float">
            <text:p>2319</text:p>
          </table:table-cell>
          <table:table-cell office:value-type="float" office:value="6.27743" calcext:value-type="float">
            <text:p>6,27743</text:p>
          </table:table-cell>
          <table:table-cell table:style-name="ce1" office:value-type="float" office:value="2289181281" calcext:value-type="float">
            <text:p>2289181281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86699" calcext:value-type="float">
            <text:p>0,286699</text:p>
          </table:table-cell>
          <table:table-cell office:value-type="float" office:value="902" calcext:value-type="float">
            <text:p>902</text:p>
          </table:table-cell>
          <table:table-cell office:value-type="float" office:value="0.570737" calcext:value-type="float">
            <text:p>0,570737</text:p>
          </table:table-cell>
          <table:table-cell table:style-name="ce1" office:value-type="float" office:value="1216572021" calcext:value-type="float">
            <text:p>1216572021</text:p>
          </table:table-cell>
          <table:table-cell office:value-type="float" office:value="7.48061" calcext:value-type="float">
            <text:p>7,48061</text:p>
          </table:table-cell>
          <table:table-cell office:value-type="float" office:value="3618" calcext:value-type="float">
            <text:p>3618</text:p>
          </table:table-cell>
          <table:table-cell office:value-type="float" office:value="12.3196" calcext:value-type="float">
            <text:p>12,3196</text:p>
          </table:table-cell>
          <table:table-cell table:style-name="ce1" office:value-type="float" office:value="9012893354" calcext:value-type="float">
            <text:p>9012893354</text:p>
          </table:table-cell>
          <table:table-cell office:value-type="float" office:value="0.395543" calcext:value-type="float">
            <text:p>0,395543</text:p>
          </table:table-cell>
          <table:table-cell office:value-type="float" office:value="885" calcext:value-type="float">
            <text:p>885</text:p>
          </table:table-cell>
          <table:table-cell office:value-type="float" office:value="0.711948" calcext:value-type="float">
            <text:p>0,711948</text:p>
          </table:table-cell>
          <table:table-cell table:style-name="ce1" office:value-type="float" office:value="1255708488" calcext:value-type="float">
            <text:p>1255708488</text:p>
          </table:table-cell>
          <table:table-cell office:value-type="float" office:value="2.05763" calcext:value-type="float">
            <text:p>2,05763</text:p>
          </table:table-cell>
          <table:table-cell office:value-type="float" office:value="2319" calcext:value-type="float">
            <text:p>2319</text:p>
          </table:table-cell>
          <table:table-cell office:value-type="float" office:value="6.27743" calcext:value-type="float">
            <text:p>6,27743</text:p>
          </table:table-cell>
          <table:table-cell table:style-name="ce1" office:value-type="float" office:value="2243838967" calcext:value-type="float">
            <text:p>224383896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86699" calcext:value-type="float">
            <text:p>0,286699</text:p>
          </table:table-cell>
          <table:table-cell office:value-type="float" office:value="902" calcext:value-type="float">
            <text:p>902</text:p>
          </table:table-cell>
          <table:table-cell office:value-type="float" office:value="0.570737" calcext:value-type="float">
            <text:p>0,570737</text:p>
          </table:table-cell>
          <table:table-cell table:style-name="ce1" office:value-type="float" office:value="1211521178" calcext:value-type="float">
            <text:p>1211521178</text:p>
          </table:table-cell>
          <table:table-cell office:value-type="float" office:value="7.48061" calcext:value-type="float">
            <text:p>7,48061</text:p>
          </table:table-cell>
          <table:table-cell office:value-type="float" office:value="3618" calcext:value-type="float">
            <text:p>3618</text:p>
          </table:table-cell>
          <table:table-cell office:value-type="float" office:value="12.3196" calcext:value-type="float">
            <text:p>12,3196</text:p>
          </table:table-cell>
          <table:table-cell table:style-name="ce1" office:value-type="float" office:value="9439391344" calcext:value-type="float">
            <text:p>9439391344</text:p>
          </table:table-cell>
          <table:table-cell office:value-type="float" office:value="0.395543" calcext:value-type="float">
            <text:p>0,395543</text:p>
          </table:table-cell>
          <table:table-cell office:value-type="float" office:value="885" calcext:value-type="float">
            <text:p>885</text:p>
          </table:table-cell>
          <table:table-cell office:value-type="float" office:value="0.711948" calcext:value-type="float">
            <text:p>0,711948</text:p>
          </table:table-cell>
          <table:table-cell table:style-name="ce1" office:value-type="float" office:value="1254114613" calcext:value-type="float">
            <text:p>1254114613</text:p>
          </table:table-cell>
          <table:table-cell office:value-type="float" office:value="2.05763" calcext:value-type="float">
            <text:p>2,05763</text:p>
          </table:table-cell>
          <table:table-cell office:value-type="float" office:value="2319" calcext:value-type="float">
            <text:p>2319</text:p>
          </table:table-cell>
          <table:table-cell office:value-type="float" office:value="6.27743" calcext:value-type="float">
            <text:p>6,27743</text:p>
          </table:table-cell>
          <table:table-cell table:style-name="ce1" office:value-type="float" office:value="2234377521" calcext:value-type="float">
            <text:p>223437752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86699" calcext:value-type="float">
            <text:p>0,286699</text:p>
          </table:table-cell>
          <table:table-cell table:formula="of:=([.C59]+[.C60]+[.C61]+[.C62]+[.C63])/5" office:value-type="float" office:value="902" calcext:value-type="float">
            <text:p>902</text:p>
          </table:table-cell>
          <table:table-cell table:formula="of:=([.D59]+[.D60]+[.D61]+[.D62]+[.D63])/5" office:value-type="float" office:value="0.570737" calcext:value-type="float">
            <text:p>0,570737</text:p>
          </table:table-cell>
          <table:table-cell table:style-name="ce1" table:formula="of:=([.E59]+[.E60]+[.E61]+[.E62]+[.E63])/5" office:value-type="float" office:value="1222174234.2" calcext:value-type="float">
            <text:p>1222174234,2</text:p>
          </table:table-cell>
          <table:table-cell table:formula="of:=([.F59]+[.F60]+[.F61]+[.F62]+[.F63])/5" office:value-type="float" office:value="7.48061" calcext:value-type="float">
            <text:p>7,48061</text:p>
          </table:table-cell>
          <table:table-cell table:formula="of:=([.G59]+[.G60]+[.G61]+[.G62]+[.G63])/5" office:value-type="float" office:value="3618" calcext:value-type="float">
            <text:p>3618</text:p>
          </table:table-cell>
          <table:table-cell table:formula="of:=([.H59]+[.H60]+[.H61]+[.H62]+[.H63])/5" office:value-type="float" office:value="12.3196" calcext:value-type="float">
            <text:p>12,3196</text:p>
          </table:table-cell>
          <table:table-cell table:style-name="ce1" table:formula="of:=([.I59]+[.I60]+[.I61]+[.I62]+[.I63])/5" office:value-type="float" office:value="7733331617.6" calcext:value-type="float">
            <text:p>7733331617,6</text:p>
          </table:table-cell>
          <table:table-cell table:formula="of:=([.J59]+[.J60]+[.J61]+[.J62]+[.J63])/5" office:value-type="float" office:value="0.395543" calcext:value-type="float">
            <text:p>0,395543</text:p>
          </table:table-cell>
          <table:table-cell table:formula="of:=([.K59]+[.K60]+[.K61]+[.K62]+[.K63])/5" office:value-type="float" office:value="885" calcext:value-type="float">
            <text:p>885</text:p>
          </table:table-cell>
          <table:table-cell table:formula="of:=([.L59]+[.L60]+[.L61]+[.L62]+[.L63])/5" office:value-type="float" office:value="0.711948" calcext:value-type="float">
            <text:p>0,711948</text:p>
          </table:table-cell>
          <table:table-cell table:style-name="ce1" table:formula="of:=([.M59]+[.M60]+[.M61]+[.M62]+[.M63])/5" office:value-type="float" office:value="1250484273.2" calcext:value-type="float">
            <text:p>1250484273,2</text:p>
          </table:table-cell>
          <table:table-cell table:formula="of:=([.N59]+[.N60]+[.N61]+[.N62]+[.N63])/5" office:value-type="float" office:value="2.05763" calcext:value-type="float">
            <text:p>2,05763</text:p>
          </table:table-cell>
          <table:table-cell table:formula="of:=([.O59]+[.O60]+[.O61]+[.O62]+[.O63])/5" office:value-type="float" office:value="2319" calcext:value-type="float">
            <text:p>2319</text:p>
          </table:table-cell>
          <table:table-cell table:formula="of:=([.P59]+[.P60]+[.P61]+[.P62]+[.P63])/5" office:value-type="float" office:value="6.27743" calcext:value-type="float">
            <text:p>6,27743</text:p>
          </table:table-cell>
          <table:table-cell table:style-name="ce1" table:formula="of:=([.Q59]+[.Q60]+[.Q61]+[.Q62]+[.Q63])/5" office:value-type="float" office:value="2294431005.2" calcext:value-type="float">
            <text:p>2294431005,2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296341" calcext:value-type="float">
            <text:p>0,29634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0.575026" calcext:value-type="float">
            <text:p>0,575026</text:p>
          </table:table-cell>
          <table:table-cell table:style-name="ce33" office:value-type="float" office:value="1208233353" calcext:value-type="float">
            <text:p>1208233353</text:p>
          </table:table-cell>
          <table:table-cell office:value-type="float" office:value="7.46034" calcext:value-type="float">
            <text:p>7,46034</text:p>
          </table:table-cell>
          <table:table-cell office:value-type="float" office:value="3571" calcext:value-type="float">
            <text:p>3571</text:p>
          </table:table-cell>
          <table:table-cell office:value-type="float" office:value="12.2365" calcext:value-type="float">
            <text:p>12,2365</text:p>
          </table:table-cell>
          <table:table-cell table:style-name="ce1" office:value-type="float" office:value="8245472772" calcext:value-type="float">
            <text:p>8245472772</text:p>
          </table:table-cell>
          <table:table-cell office:value-type="float" office:value="0.393301" calcext:value-type="float">
            <text:p>0,393301</text:p>
          </table:table-cell>
          <table:table-cell office:value-type="float" office:value="942" calcext:value-type="float">
            <text:p>942</text:p>
          </table:table-cell>
          <table:table-cell office:value-type="float" office:value="0.730086" calcext:value-type="float">
            <text:p>0,730086</text:p>
          </table:table-cell>
          <table:table-cell table:style-name="ce1" office:value-type="float" office:value="1232889393" calcext:value-type="float">
            <text:p>1232889393</text:p>
          </table:table-cell>
          <table:table-cell office:value-type="float" office:value="2.06632" calcext:value-type="float">
            <text:p>2,06632</text:p>
          </table:table-cell>
          <table:table-cell office:value-type="float" office:value="2197" calcext:value-type="float">
            <text:p>2197</text:p>
          </table:table-cell>
          <table:table-cell office:value-type="float" office:value="6.06412" calcext:value-type="float">
            <text:p>6,06412</text:p>
          </table:table-cell>
          <table:table-cell table:style-name="ce1" office:value-type="float" office:value="2283420444" calcext:value-type="float">
            <text:p>228342044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296341" calcext:value-type="float">
            <text:p>0,29634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0.575026" calcext:value-type="float">
            <text:p>0,575026</text:p>
          </table:table-cell>
          <table:table-cell table:style-name="ce33" office:value-type="float" office:value="1206381156" calcext:value-type="float">
            <text:p>1206381156</text:p>
          </table:table-cell>
          <table:table-cell office:value-type="float" office:value="7.46034" calcext:value-type="float">
            <text:p>7,46034</text:p>
          </table:table-cell>
          <table:table-cell office:value-type="float" office:value="3571" calcext:value-type="float">
            <text:p>3571</text:p>
          </table:table-cell>
          <table:table-cell office:value-type="float" office:value="12.2365" calcext:value-type="float">
            <text:p>12,2365</text:p>
          </table:table-cell>
          <table:table-cell table:style-name="ce1" office:value-type="float" office:value="6315336990" calcext:value-type="float">
            <text:p>6315336990</text:p>
          </table:table-cell>
          <table:table-cell office:value-type="float" office:value="0.393301" calcext:value-type="float">
            <text:p>0,393301</text:p>
          </table:table-cell>
          <table:table-cell office:value-type="float" office:value="942" calcext:value-type="float">
            <text:p>942</text:p>
          </table:table-cell>
          <table:table-cell office:value-type="float" office:value="0.730086" calcext:value-type="float">
            <text:p>0,730086</text:p>
          </table:table-cell>
          <table:table-cell table:style-name="ce1" office:value-type="float" office:value="1241923769" calcext:value-type="float">
            <text:p>1241923769</text:p>
          </table:table-cell>
          <table:table-cell office:value-type="float" office:value="2.06632" calcext:value-type="float">
            <text:p>2,06632</text:p>
          </table:table-cell>
          <table:table-cell office:value-type="float" office:value="2197" calcext:value-type="float">
            <text:p>2197</text:p>
          </table:table-cell>
          <table:table-cell office:value-type="float" office:value="6.06412" calcext:value-type="float">
            <text:p>6,06412</text:p>
          </table:table-cell>
          <table:table-cell table:style-name="ce1" office:value-type="float" office:value="2264372506" calcext:value-type="float">
            <text:p>226437250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296341" calcext:value-type="float">
            <text:p>0,29634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0.575026" calcext:value-type="float">
            <text:p>0,575026</text:p>
          </table:table-cell>
          <table:table-cell table:style-name="ce33" office:value-type="float" office:value="1212996929" calcext:value-type="float">
            <text:p>1212996929</text:p>
          </table:table-cell>
          <table:table-cell office:value-type="float" office:value="7.46034" calcext:value-type="float">
            <text:p>7,46034</text:p>
          </table:table-cell>
          <table:table-cell office:value-type="float" office:value="3571" calcext:value-type="float">
            <text:p>3571</text:p>
          </table:table-cell>
          <table:table-cell office:value-type="float" office:value="12.2365" calcext:value-type="float">
            <text:p>12,2365</text:p>
          </table:table-cell>
          <table:table-cell table:style-name="ce1" office:value-type="float" office:value="6376076611" calcext:value-type="float">
            <text:p>6376076611</text:p>
          </table:table-cell>
          <table:table-cell office:value-type="float" office:value="0.393301" calcext:value-type="float">
            <text:p>0,393301</text:p>
          </table:table-cell>
          <table:table-cell office:value-type="float" office:value="942" calcext:value-type="float">
            <text:p>942</text:p>
          </table:table-cell>
          <table:table-cell office:value-type="float" office:value="0.730086" calcext:value-type="float">
            <text:p>0,730086</text:p>
          </table:table-cell>
          <table:table-cell table:style-name="ce1" office:value-type="float" office:value="1240605326" calcext:value-type="float">
            <text:p>1240605326</text:p>
          </table:table-cell>
          <table:table-cell office:value-type="float" office:value="2.06632" calcext:value-type="float">
            <text:p>2,06632</text:p>
          </table:table-cell>
          <table:table-cell office:value-type="float" office:value="2197" calcext:value-type="float">
            <text:p>2197</text:p>
          </table:table-cell>
          <table:table-cell office:value-type="float" office:value="6.06412" calcext:value-type="float">
            <text:p>6,06412</text:p>
          </table:table-cell>
          <table:table-cell table:style-name="ce1" office:value-type="float" office:value="2289436973" calcext:value-type="float">
            <text:p>228943697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296341" calcext:value-type="float">
            <text:p>0,29634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0.575026" calcext:value-type="float">
            <text:p>0,575026</text:p>
          </table:table-cell>
          <table:table-cell table:style-name="ce33" office:value-type="float" office:value="1203530368" calcext:value-type="float">
            <text:p>1203530368</text:p>
          </table:table-cell>
          <table:table-cell office:value-type="float" office:value="7.46034" calcext:value-type="float">
            <text:p>7,46034</text:p>
          </table:table-cell>
          <table:table-cell office:value-type="float" office:value="3571" calcext:value-type="float">
            <text:p>3571</text:p>
          </table:table-cell>
          <table:table-cell office:value-type="float" office:value="12.2365" calcext:value-type="float">
            <text:p>12,2365</text:p>
          </table:table-cell>
          <table:table-cell table:style-name="ce1" office:value-type="float" office:value="6369325756" calcext:value-type="float">
            <text:p>6369325756</text:p>
          </table:table-cell>
          <table:table-cell office:value-type="float" office:value="0.393301" calcext:value-type="float">
            <text:p>0,393301</text:p>
          </table:table-cell>
          <table:table-cell office:value-type="float" office:value="942" calcext:value-type="float">
            <text:p>942</text:p>
          </table:table-cell>
          <table:table-cell office:value-type="float" office:value="0.730086" calcext:value-type="float">
            <text:p>0,730086</text:p>
          </table:table-cell>
          <table:table-cell table:style-name="ce1" office:value-type="float" office:value="1238421083" calcext:value-type="float">
            <text:p>1238421083</text:p>
          </table:table-cell>
          <table:table-cell office:value-type="float" office:value="2.06632" calcext:value-type="float">
            <text:p>2,06632</text:p>
          </table:table-cell>
          <table:table-cell office:value-type="float" office:value="2197" calcext:value-type="float">
            <text:p>2197</text:p>
          </table:table-cell>
          <table:table-cell office:value-type="float" office:value="6.06412" calcext:value-type="float">
            <text:p>6,06412</text:p>
          </table:table-cell>
          <table:table-cell table:style-name="ce1" office:value-type="float" office:value="2289244034" calcext:value-type="float">
            <text:p>228924403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296341" calcext:value-type="float">
            <text:p>0,29634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0.575026" calcext:value-type="float">
            <text:p>0,575026</text:p>
          </table:table-cell>
          <table:table-cell table:style-name="ce33" office:value-type="float" office:value="1217142203" calcext:value-type="float">
            <text:p>1217142203</text:p>
          </table:table-cell>
          <table:table-cell office:value-type="float" office:value="7.46034" calcext:value-type="float">
            <text:p>7,46034</text:p>
          </table:table-cell>
          <table:table-cell office:value-type="float" office:value="3571" calcext:value-type="float">
            <text:p>3571</text:p>
          </table:table-cell>
          <table:table-cell office:value-type="float" office:value="12.2365" calcext:value-type="float">
            <text:p>12,2365</text:p>
          </table:table-cell>
          <table:table-cell table:style-name="ce1" office:value-type="float" office:value="6731122261" calcext:value-type="float">
            <text:p>6731122261</text:p>
          </table:table-cell>
          <table:table-cell office:value-type="float" office:value="0.393301" calcext:value-type="float">
            <text:p>0,393301</text:p>
          </table:table-cell>
          <table:table-cell office:value-type="float" office:value="942" calcext:value-type="float">
            <text:p>942</text:p>
          </table:table-cell>
          <table:table-cell office:value-type="float" office:value="0.730086" calcext:value-type="float">
            <text:p>0,730086</text:p>
          </table:table-cell>
          <table:table-cell table:style-name="ce1" office:value-type="float" office:value="1240279138" calcext:value-type="float">
            <text:p>1240279138</text:p>
          </table:table-cell>
          <table:table-cell office:value-type="float" office:value="2.06632" calcext:value-type="float">
            <text:p>2,06632</text:p>
          </table:table-cell>
          <table:table-cell office:value-type="float" office:value="2197" calcext:value-type="float">
            <text:p>2197</text:p>
          </table:table-cell>
          <table:table-cell office:value-type="float" office:value="6.06412" calcext:value-type="float">
            <text:p>6,06412</text:p>
          </table:table-cell>
          <table:table-cell table:style-name="ce1" office:value-type="float" office:value="2291807257" calcext:value-type="float">
            <text:p>2291807257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6341" calcext:value-type="float">
            <text:p>0,296341</text:p>
          </table:table-cell>
          <table:table-cell table:style-name="ce9" table:formula="of:=([.C66]+[.C67]+[.C68]+[.C69]+[.C70])/5" office:value-type="float" office:value="885" calcext:value-type="float">
            <text:p>885</text:p>
          </table:table-cell>
          <table:table-cell table:style-name="ce9" table:formula="of:=([.D66]+[.D67]+[.D68]+[.D69]+[.D70])/5" office:value-type="float" office:value="0.575026" calcext:value-type="float">
            <text:p>0,575026</text:p>
          </table:table-cell>
          <table:table-cell table:style-name="ce2" table:formula="of:=([.E66]+[.E67]+[.E68]+[.E69]+[.E70])/5" office:value-type="float" office:value="1209656801.8" calcext:value-type="float">
            <text:p>1209656801,8</text:p>
          </table:table-cell>
          <table:table-cell table:style-name="ce9" table:formula="of:=([.F66]+[.F67]+[.F68]+[.F69]+[.F70])/5" office:value-type="float" office:value="7.46034" calcext:value-type="float">
            <text:p>7,46034</text:p>
          </table:table-cell>
          <table:table-cell table:style-name="ce9" table:formula="of:=([.G66]+[.G67]+[.G68]+[.G69]+[.G70])/5" office:value-type="float" office:value="3571" calcext:value-type="float">
            <text:p>3571</text:p>
          </table:table-cell>
          <table:table-cell table:style-name="ce9" table:formula="of:=([.H66]+[.H67]+[.H68]+[.H69]+[.H70])/5" office:value-type="float" office:value="12.2365" calcext:value-type="float">
            <text:p>12,2365</text:p>
          </table:table-cell>
          <table:table-cell table:style-name="ce2" table:formula="of:=([.I66]+[.I67]+[.I68]+[.I69]+[.I70])/5" office:value-type="float" office:value="6807466878" calcext:value-type="float">
            <text:p>6807466878</text:p>
          </table:table-cell>
          <table:table-cell table:style-name="ce9" table:formula="of:=([.J66]+[.J67]+[.J68]+[.J69]+[.J70])/5" office:value-type="float" office:value="0.393301" calcext:value-type="float">
            <text:p>0,393301</text:p>
          </table:table-cell>
          <table:table-cell table:style-name="ce9" table:formula="of:=([.K66]+[.K67]+[.K68]+[.K69]+[.K70])/5" office:value-type="float" office:value="942" calcext:value-type="float">
            <text:p>942</text:p>
          </table:table-cell>
          <table:table-cell table:style-name="ce9" table:formula="of:=([.L66]+[.L67]+[.L68]+[.L69]+[.L70])/5" office:value-type="float" office:value="0.730086" calcext:value-type="float">
            <text:p>0,730086</text:p>
          </table:table-cell>
          <table:table-cell table:style-name="ce2" table:formula="of:=([.M66]+[.M67]+[.M68]+[.M69]+[.M70])/5" office:value-type="float" office:value="1238823741.8" calcext:value-type="float">
            <text:p>1238823741,8</text:p>
          </table:table-cell>
          <table:table-cell table:style-name="ce9" table:formula="of:=([.N66]+[.N67]+[.N68]+[.N69]+[.N70])/5" office:value-type="float" office:value="2.06632" calcext:value-type="float">
            <text:p>2,06632</text:p>
          </table:table-cell>
          <table:table-cell table:style-name="ce9" table:formula="of:=([.O66]+[.O67]+[.O68]+[.O69]+[.O70])/5" office:value-type="float" office:value="2197" calcext:value-type="float">
            <text:p>2197</text:p>
          </table:table-cell>
          <table:table-cell table:style-name="ce9" table:formula="of:=([.P66]+[.P67]+[.P68]+[.P69]+[.P70])/5" office:value-type="float" office:value="6.06412" calcext:value-type="float">
            <text:p>6,06412</text:p>
          </table:table-cell>
          <table:table-cell table:style-name="ce2" table:formula="of:=([.Q66]+[.Q67]+[.Q68]+[.Q69]+[.Q70])/5" office:value-type="float" office:value="2283656242.8" calcext:value-type="float">
            <text:p>2283656242,8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53:10.6550807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6-22T11:10:11.053880758</dc:date>
    <meta:editing-duration>PT34M40S</meta:editing-duration>
    <meta:editing-cycles>7</meta:editing-cycles>
    <meta:generator>LibreOffice/6.0.7.3$Linux_X86_64 LibreOffice_project/00m0$Build-3</meta:generator>
    <meta:document-statistic meta:table-count="1" meta:cell-count="1051" meta:object-count="0"/>
  </office:meta>
</office:document-meta>
</file>